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75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9.3807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078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1244in"/>
    </style:style>
    <style:style style:name="co12" style:family="table-column">
      <style:table-column-properties fo:break-before="auto" style:column-width="0.5744in"/>
    </style:style>
    <style:style style:name="co13" style:family="table-column">
      <style:table-column-properties fo:break-before="auto" style:column-width="0.3492in"/>
    </style:style>
    <style:style style:name="co14" style:family="table-column">
      <style:table-column-properties fo:break-before="auto" style:column-width="0.7366in"/>
    </style:style>
    <style:style style:name="co15" style:family="table-column">
      <style:table-column-properties fo:break-before="auto" style:column-width="0.263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3417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0.1866in"/>
    </style:style>
    <style:style style:name="co20" style:family="table-column">
      <style:table-column-properties fo:break-before="auto" style:column-width="0.380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 style:data-style-name="N118">
      <style:map style:condition="cell-content()&gt;0" style:apply-style-name="Untitled1" style:base-cell-address="Sheet1.H1"/>
    </style:style>
    <style:style style:name="ce4" style:family="table-cell" style:parent-style-name="Default" style:data-style-name="N118">
      <style:table-cell-properties fo:background-color="#ffffcc"/>
      <style:map style:condition="cell-content()&gt;0" style:apply-style-name="Untitled1" style:base-cell-address="Sheet1.H1"/>
    </style:style>
    <style:style style:name="ce5" style:family="table-cell" style:parent-style-name="Default" style:data-style-name="N118">
      <style:table-cell-properties fo:background-color="#ccff99"/>
      <style:map style:condition="cell-content()&gt;0" style:apply-style-name="Untitled1" style:base-cell-address="Sheet1.H1"/>
    </style:style>
    <style:style style:name="ce6" style:family="table-cell" style:parent-style-name="Default" style:data-style-name="N1">
      <style:table-cell-properties fo:background-color="#ccff99"/>
    </style:style>
    <style:style style:name="ce7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8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9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10" style:family="table-cell" style:parent-style-name="Default">
      <style:map style:condition="cell-content()=0" style:apply-style-name="Default" style:base-cell-address="Sheet1.L47"/>
    </style:style>
    <style:style style:name="ce11" style:family="table-cell" style:parent-style-name="Default">
      <style:table-cell-properties fo:background-color="#ffffcc"/>
      <style:map style:condition="cell-content()=0" style:apply-style-name="Default" style:base-cell-address="Sheet1.L47"/>
    </style:style>
    <style:style style:name="ce12" style:family="table-cell" style:parent-style-name="Default">
      <style:table-cell-properties fo:background-color="#ccff99"/>
      <style:map style:condition="cell-content()=0" style:apply-style-name="Default" style:base-cell-address="Sheet1.L4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4" table:default-cell-style-name="ce10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21" table:number-columns-repeated="98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Env</text:p>
          </table:table-cell>
          <table:table-cell office:value-type="string">
            <text:p>Name</text:p>
          </table:table-cell>
          <table:table-cell office:value-type="string">
            <text:p>Rewards</text:p>
          </table:table-cell>
          <table:table-cell office:value-type="string">
            <text:p>$</text:p>
          </table:table-cell>
          <table:table-cell office:value-type="string">
            <text:p>%</text:p>
          </table:table-cell>
          <table:table-cell office:value-type="string">
            <text:p>Trade$</text:p>
          </table:table-cell>
          <table:table-cell office:value-type="string">
            <text:p>CompoundTrade$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Win%</text:p>
          </table:table-cell>
          <table:table-cell office:value-type="string">
            <text:p>Avg$Win</text:p>
          </table:table-cell>
          <table:table-cell office:value-type="string">
            <text:p>Max$Win</text:p>
          </table:table-cell>
          <table:table-cell office:value-type="string">
            <text:p>Min$Win</text:p>
          </table:table-cell>
          <table:table-cell office:value-type="string">
            <text:p>Avg$Loss</text:p>
          </table:table-cell>
          <table:table-cell office:value-type="string">
            <text:p>Max$Loss</text:p>
          </table:table-cell>
          <table:table-cell office:value-type="string">
            <text:p>Min$Loss</text:p>
          </table:table-cell>
          <table:table-cell office:value-type="string">
            <text:p>Avg$Trade</text:p>
          </table:table-cell>
          <table:table-cell office:value-type="string">
            <text:p>Fees$</text:p>
          </table:table-cell>
          <table:table-cell office:value-type="string">
            <text:p>Volume$</text:p>
          </table:table-cell>
          <table:table-cell office:value-type="string">
            <text:p>#trades</text:p>
          </table:table-cell>
          <table:table-cell office:value-type="string">
            <text:p>SLs</text:p>
          </table:table-cell>
          <table:table-cell office:value-type="string">
            <text:p>SL$</text:p>
          </table:table-cell>
          <table:table-cell office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2020vs2024_1m_1h_1d_only_price_percent_only_price_percent_none_none_1m_['1m', '1h', '1d']_32_0_0_0.004</text:p>
          </table:table-cell>
          <table:table-cell table:style-name="ce1" office:value-type="string">
            <text:p>trade_all_1.0_3_-0.1%_0_0.02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67922.507822</text:p>
          </table:table-cell>
          <table:table-cell office:value-type="float" office:value="-198.845901975038">
            <text:p>-198.8</text:p>
          </table:table-cell>
          <table:table-cell office:value-type="float" office:value="-25299.6815105924">
            <text:p>-25299.7</text:p>
          </table:table-cell>
          <table:table-cell office:value-type="float" office:value="-0.252996815105924">
            <text:p>-0.3</text:p>
          </table:table-cell>
          <table:table-cell office:value-type="float" office:value="-25299.6815105923">
            <text:p>-25299.7</text:p>
          </table:table-cell>
          <table:table-cell office:value-type="float" office:value="-25507.4944504112">
            <text:p>-25507.5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37.8787878787879">
            <text:p>37.88</text:p>
          </table:table-cell>
          <table:table-cell office:value-type="float" office:value="1591.39120766789">
            <text:p>1591.3912076679</text:p>
          </table:table-cell>
          <table:table-cell office:value-type="float" office:value="7334.12375594626">
            <text:p>7334.1237559463</text:p>
          </table:table-cell>
          <table:table-cell office:value-type="float" office:value="18.7631093495875">
            <text:p>18.7631093496</text:p>
          </table:table-cell>
          <table:table-cell office:value-type="float" office:value="-1124.62684315476">
            <text:p>-1124.6268431548</text:p>
          </table:table-cell>
          <table:table-cell office:value-type="float" office:value="-18.6143801976868">
            <text:p>-18.6143801977</text:p>
          </table:table-cell>
          <table:table-cell office:value-type="float" office:value="-2790.20852976128">
            <text:p>-2790.2085297613</text:p>
          </table:table-cell>
          <table:table-cell office:value-type="float" office:value="-95.8321269340618">
            <text:p>-95.8321269341</text:p>
          </table:table-cell>
          <table:table-cell office:value-type="float" office:value="-52901.1014199093">
            <text:p>-52901.1014199093</text:p>
          </table:table-cell>
          <table:table-cell office:value-type="float" office:value="52901101.4199093">
            <text:p>52901101.4199093</text:p>
          </table:table-cell>
          <table:table-cell office:value-type="float" office:value="264.5">
            <text:p>264.5</text:p>
          </table:table-cell>
          <table:table-cell office:value-type="float" office:value="68">
            <text:p>68</text:p>
          </table:table-cell>
          <table:table-cell office:value-type="float" office:value="-152204.8333719">
            <text:p>-152204.83337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71878.338374</text:p>
          </table:table-cell>
          <table:table-cell office:value-type="float" office:value="-245.591356558456">
            <text:p>-245.6</text:p>
          </table:table-cell>
          <table:table-cell office:value-type="float" office:value="-9811.24602666286">
            <text:p>-9811.2</text:p>
          </table:table-cell>
          <table:table-cell office:value-type="float" office:value="-0.0981124602666286">
            <text:p>-0.1</text:p>
          </table:table-cell>
          <table:table-cell office:value-type="float" office:value="-9811.24602666286">
            <text:p>-9811.2</text:p>
          </table:table-cell>
          <table:table-cell office:value-type="float" office:value="-12906.7793367624">
            <text:p>-12906.8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1.7241379310345">
            <text:p>31.72</text:p>
          </table:table-cell>
          <table:table-cell office:value-type="float" office:value="2661.18824131846">
            <text:p>2661.1882413185</text:p>
          </table:table-cell>
          <table:table-cell office:value-type="float" office:value="7056.58737068578">
            <text:p>7056.5873706858</text:p>
          </table:table-cell>
          <table:table-cell office:value-type="float" office:value="100.790196447924">
            <text:p>100.7901964479</text:p>
          </table:table-cell>
          <table:table-cell office:value-type="float" office:value="-1335.61520330618">
            <text:p>-1335.6152033062</text:p>
          </table:table-cell>
          <table:table-cell office:value-type="float" office:value="-32.8807247940567">
            <text:p>-32.8807247941</text:p>
          </table:table-cell>
          <table:table-cell office:value-type="float" office:value="-3073.33830911349">
            <text:p>-3073.3383091135</text:p>
          </table:table-cell>
          <table:table-cell office:value-type="float" office:value="-67.6637657011232">
            <text:p>-67.6637657011</text:p>
          </table:table-cell>
          <table:table-cell office:value-type="float" office:value="-29104.6934474208">
            <text:p>-29104.6934474208</text:p>
          </table:table-cell>
          <table:table-cell office:value-type="float" office:value="29104693.4474208">
            <text:p>29104693.4474208</text:p>
          </table:table-cell>
          <table:table-cell office:value-type="float" office:value="145.5">
            <text:p>145.5</text:p>
          </table:table-cell>
          <table:table-cell office:value-type="float" office:value="51">
            <text:p>51</text:p>
          </table:table-cell>
          <table:table-cell office:value-type="float" office:value="-116074.721893916">
            <text:p>-116074.72189391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76077.960064</text:p>
          </table:table-cell>
          <table:table-cell office:value-type="float" office:value="-183.915617821118">
            <text:p>-183.9</text:p>
          </table:table-cell>
          <table:table-cell office:value-type="float" office:value="-5216.67126496966">
            <text:p>-5216.7</text:p>
          </table:table-cell>
          <table:table-cell office:value-type="float" office:value="-0.0521667126496966">
            <text:p>-0.1</text:p>
          </table:table-cell>
          <table:table-cell office:value-type="float" office:value="-5216.67126496974">
            <text:p>-5216.7</text:p>
          </table:table-cell>
          <table:table-cell office:value-type="float" office:value="-8644.59641331056">
            <text:p>-8644.6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 office:value-type="float" office:value="33.879781420765">
            <text:p>33.88</text:p>
          </table:table-cell>
          <table:table-cell office:value-type="float" office:value="2356.55272328122">
            <text:p>2356.5527232812</text:p>
          </table:table-cell>
          <table:table-cell office:value-type="float" office:value="5376.35820239857">
            <text:p>5376.3582023986</text:p>
          </table:table-cell>
          <table:table-cell office:value-type="float" office:value="79.8401746717282">
            <text:p>79.8401746717</text:p>
          </table:table-cell>
          <table:table-cell office:value-type="float" office:value="-1250.60281081327">
            <text:p>-1250.6028108133</text:p>
          </table:table-cell>
          <table:table-cell office:value-type="float" office:value="-3.60902658263512">
            <text:p>-3.6090265826</text:p>
          </table:table-cell>
          <table:table-cell office:value-type="float" office:value="-3104.66435419298">
            <text:p>-3104.664354193</text:p>
          </table:table-cell>
          <table:table-cell office:value-type="float" office:value="-28.5064003550259">
            <text:p>-28.506400355</text:p>
          </table:table-cell>
          <table:table-cell office:value-type="float" office:value="-36713.0964251602">
            <text:p>-36713.0964251602</text:p>
          </table:table-cell>
          <table:table-cell office:value-type="float" office:value="36713096.4251602">
            <text:p>36713096.4251602</text:p>
          </table:table-cell>
          <table:table-cell office:value-type="float" office:value="183.5">
            <text:p>183.5</text:p>
          </table:table-cell>
          <table:table-cell office:value-type="float" office:value="60">
            <text:p>60</text:p>
          </table:table-cell>
          <table:table-cell office:value-type="float" office:value="-134222.446969876">
            <text:p>-134222.44696987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0291.392969</text:p>
          </table:table-cell>
          <table:table-cell office:value-type="float" office:value="-159.037582070834">
            <text:p>-159.0</text:p>
          </table:table-cell>
          <table:table-cell office:value-type="float" office:value="-11933.233982619">
            <text:p>-11933.2</text:p>
          </table:table-cell>
          <table:table-cell office:value-type="float" office:value="-0.11933233982619">
            <text:p>-0.1</text:p>
          </table:table-cell>
          <table:table-cell office:value-type="float" office:value="-11933.233982619">
            <text:p>-11933.2</text:p>
          </table:table-cell>
          <table:table-cell office:value-type="float" office:value="-14626.9903376126">
            <text:p>-14627.0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office:value-type="float" office:value="41.6289592760181">
            <text:p>41.63</text:p>
          </table:table-cell>
          <table:table-cell office:value-type="float" office:value="1721.66159796077">
            <text:p>1721.6615979608</text:p>
          </table:table-cell>
          <table:table-cell office:value-type="float" office:value="5496.49229219812">
            <text:p>5496.4922921981</text:p>
          </table:table-cell>
          <table:table-cell office:value-type="float" office:value="11.5242898297438">
            <text:p>11.5242898297</text:p>
          </table:table-cell>
          <table:table-cell office:value-type="float" office:value="-1320.35737205434">
            <text:p>-1320.3573720543</text:p>
          </table:table-cell>
          <table:table-cell office:value-type="float" office:value="-32.1051283820125">
            <text:p>-32.105128382</text:p>
          </table:table-cell>
          <table:table-cell office:value-type="float" office:value="-3114.19147823149">
            <text:p>-3114.1914782315</text:p>
          </table:table-cell>
          <table:table-cell office:value-type="float" office:value="-53.9965338580045">
            <text:p>-53.996533858</text:p>
          </table:table-cell>
          <table:table-cell office:value-type="float" office:value="-44310.1769429603">
            <text:p>-44310.1769429603</text:p>
          </table:table-cell>
          <table:table-cell office:value-type="float" office:value="44310176.9429603">
            <text:p>44310176.9429603</text:p>
          </table:table-cell>
          <table:table-cell office:value-type="float" office:value="221.5">
            <text:p>221.5</text:p>
          </table:table-cell>
          <table:table-cell office:value-type="float" office:value="70">
            <text:p>70</text:p>
          </table:table-cell>
          <table:table-cell office:value-type="float" office:value="-155587.090252693">
            <text:p>-155587.0902526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4070.956307</text:p>
          </table:table-cell>
          <table:table-cell office:value-type="float" office:value="-242.335645799707">
            <text:p>-242.3</text:p>
          </table:table-cell>
          <table:table-cell office:value-type="float" office:value="15704.7381994021">
            <text:p>15704.7</text:p>
          </table:table-cell>
          <table:table-cell office:value-type="float" office:value="0.157047381994021">
            <text:p>0.2</text:p>
          </table:table-cell>
          <table:table-cell office:value-type="float" office:value="15704.7381994021">
            <text:p>15704.7</text:p>
          </table:table-cell>
          <table:table-cell office:value-type="float" office:value="12070.2441653373">
            <text:p>12070.2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39.4736842105263">
            <text:p>39.47</text:p>
          </table:table-cell>
          <table:table-cell office:value-type="float" office:value="3234.81448451559">
            <text:p>3234.8144845156</text:p>
          </table:table-cell>
          <table:table-cell office:value-type="float" office:value="6659.58501231387">
            <text:p>6659.5850123139</text:p>
          </table:table-cell>
          <table:table-cell office:value-type="float" office:value="7.85902742904727">
            <text:p>7.859027429</text:p>
          </table:table-cell>
          <table:table-cell office:value-type="float" office:value="-1882.05671889565">
            <text:p>-1882.0567188957</text:p>
          </table:table-cell>
          <table:table-cell office:value-type="float" office:value="-65.9076775076101">
            <text:p>-65.9076775076</text:p>
          </table:table-cell>
          <table:table-cell office:value-type="float" office:value="-2776.115185218">
            <text:p>-2776.115185218</text:p>
          </table:table-cell>
          <table:table-cell office:value-type="float" office:value="137.760861398264">
            <text:p>137.7608613983</text:p>
          </table:table-cell>
          <table:table-cell office:value-type="float" office:value="-22927.1318700695">
            <text:p>-22927.1318700695</text:p>
          </table:table-cell>
          <table:table-cell office:value-type="float" office:value="22927131.8700695">
            <text:p>22927131.8700695</text:p>
          </table:table-cell>
          <table:table-cell office:value-type="float" office:value="114.5">
            <text:p>114.5</text:p>
          </table:table-cell>
          <table:table-cell office:value-type="float" office:value="56">
            <text:p>56</text:p>
          </table:table-cell>
          <table:table-cell office:value-type="float" office:value="-126790.748628725">
            <text:p>-126790.7486287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7979.356842</text:p>
          </table:table-cell>
          <table:table-cell office:value-type="float" office:value="-197.643539412686">
            <text:p>-197.6</text:p>
          </table:table-cell>
          <table:table-cell office:value-type="float" office:value="-4439.09989010511">
            <text:p>-4439.1</text:p>
          </table:table-cell>
          <table:table-cell office:value-type="float" office:value="-0.0443909989010511">
            <text:p>0.0</text:p>
          </table:table-cell>
          <table:table-cell office:value-type="float" office:value="-4439.09989010508">
            <text:p>-4439.1</text:p>
          </table:table-cell>
          <table:table-cell office:value-type="float" office:value="-7947.31045076451">
            <text:p>-7947.3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42.3529411764706">
            <text:p>42.35</text:p>
          </table:table-cell>
          <table:table-cell office:value-type="float" office:value="2007.59508031362">
            <text:p>2007.5950803136</text:p>
          </table:table-cell>
          <table:table-cell office:value-type="float" office:value="6547.72971354322">
            <text:p>6547.7297135432</text:p>
          </table:table-cell>
          <table:table-cell office:value-type="float" office:value="36.30065591741">
            <text:p>36.3006559174</text:p>
          </table:table-cell>
          <table:table-cell office:value-type="float" office:value="-1520.2647517621">
            <text:p>-1520.2647517621</text:p>
          </table:table-cell>
          <table:table-cell office:value-type="float" office:value="-65.4754069178307">
            <text:p>-65.4754069178</text:p>
          </table:table-cell>
          <table:table-cell office:value-type="float" office:value="-3768.61478729935">
            <text:p>-3768.6147872994</text:p>
          </table:table-cell>
          <table:table-cell office:value-type="float" office:value="-26.1123522947357">
            <text:p>-26.1123522947</text:p>
          </table:table-cell>
          <table:table-cell office:value-type="float" office:value="-34112.5734735835">
            <text:p>-34112.5734735835</text:p>
          </table:table-cell>
          <table:table-cell office:value-type="float" office:value="34112573.4735835">
            <text:p>34112573.4735835</text:p>
          </table:table-cell>
          <table:table-cell office:value-type="float" office:value="170.5">
            <text:p>170.5</text:p>
          </table:table-cell>
          <table:table-cell office:value-type="float" office:value="61">
            <text:p>61</text:p>
          </table:table-cell>
          <table:table-cell office:value-type="float" office:value="-136824.523910203">
            <text:p>-136824.52391020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92147.193859</text:p>
          </table:table-cell>
          <table:table-cell office:value-type="float" office:value="-171.130283142934">
            <text:p>-171.1</text:p>
          </table:table-cell>
          <table:table-cell office:value-type="float" office:value="-24127.0863621568">
            <text:p>-24127.1</text:p>
          </table:table-cell>
          <table:table-cell office:value-type="float" office:value="-0.241270863621568">
            <text:p>-0.2</text:p>
          </table:table-cell>
          <table:table-cell office:value-type="float" office:value="-24127.0863621567">
            <text:p>-24127.1</text:p>
          </table:table-cell>
          <table:table-cell office:value-type="float" office:value="-24636.5074252009">
            <text:p>-24636.5</text:p>
          </table:table-cell>
          <table:table-cell office:value-type="float" office:value="87">
            <text:p>87</text:p>
          </table:table-cell>
          <table:table-cell office:value-type="float" office:value="138">
            <text:p>138</text:p>
          </table:table-cell>
          <table:table-cell office:value-type="float" office:value="38.6666666666667">
            <text:p>38.67</text:p>
          </table:table-cell>
          <table:table-cell office:value-type="float" office:value="1761.54043304785">
            <text:p>1761.5404330479</text:p>
          </table:table-cell>
          <table:table-cell office:value-type="float" office:value="6889.14999520715">
            <text:p>6889.1499952072</text:p>
          </table:table-cell>
          <table:table-cell office:value-type="float" office:value="8.51144329612725">
            <text:p>8.5114432961</text:p>
          </table:table-cell>
          <table:table-cell office:value-type="float" office:value="-1285.37031911101">
            <text:p>-1285.370319111</text:p>
          </table:table-cell>
          <table:table-cell office:value-type="float" office:value="-5.39410279193544">
            <text:p>-5.3941027919</text:p>
          </table:table-cell>
          <table:table-cell office:value-type="float" office:value="-3401.22381155596">
            <text:p>-3401.223811556</text:p>
          </table:table-cell>
          <table:table-cell office:value-type="float" office:value="-107.231494942919">
            <text:p>-107.2314949429</text:p>
          </table:table-cell>
          <table:table-cell office:value-type="float" office:value="-45098.3712849228">
            <text:p>-45098.3712849228</text:p>
          </table:table-cell>
          <table:table-cell office:value-type="float" office:value="45098371.2849228">
            <text:p>45098371.2849228</text:p>
          </table:table-cell>
          <table:table-cell office:value-type="float" office:value="225.5">
            <text:p>225.5</text:p>
          </table:table-cell>
          <table:table-cell office:value-type="float" office:value="72">
            <text:p>72</text:p>
          </table:table-cell>
          <table:table-cell office:value-type="float" office:value="-160806.080633184">
            <text:p>-160806.08063318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96228.2849789</text:p>
          </table:table-cell>
          <table:table-cell office:value-type="float" office:value="-227.041212964654">
            <text:p>-227.0</text:p>
          </table:table-cell>
          <table:table-cell office:value-type="float" office:value="-2394.74358704519">
            <text:p>-2394.7</text:p>
          </table:table-cell>
          <table:table-cell office:value-type="float" office:value="-0.0239474358704519">
            <text:p>0.0</text:p>
          </table:table-cell>
          <table:table-cell office:value-type="float" office:value="-2394.7435870452">
            <text:p>-2394.7</text:p>
          </table:table-cell>
          <table:table-cell office:value-type="float" office:value="-6808.33442673106">
            <text:p>-6808.3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31.0975609756098">
            <text:p>31.10</text:p>
          </table:table-cell>
          <table:table-cell office:value-type="float" office:value="2669.28779393912">
            <text:p>2669.2877939391</text:p>
          </table:table-cell>
          <table:table-cell office:value-type="float" office:value="9831.21247108444">
            <text:p>9831.2124710844</text:p>
          </table:table-cell>
          <table:table-cell office:value-type="float" office:value="4.08293482979934">
            <text:p>4.0829348298</text:p>
          </table:table-cell>
          <table:table-cell office:value-type="float" office:value="-1225.91523077823">
            <text:p>-1225.9152307782</text:p>
          </table:table-cell>
          <table:table-cell office:value-type="float" office:value="-4.56987335426675">
            <text:p>-4.5698733543</text:p>
          </table:table-cell>
          <table:table-cell office:value-type="float" office:value="-2906.23917895074">
            <text:p>-2906.2391789507</text:p>
          </table:table-cell>
          <table:table-cell office:value-type="float" office:value="-14.6020950429586">
            <text:p>-14.602095043</text:p>
          </table:table-cell>
          <table:table-cell office:value-type="float" office:value="-32914.0192756887">
            <text:p>-32914.0192756887</text:p>
          </table:table-cell>
          <table:table-cell office:value-type="float" office:value="32914019.2756886">
            <text:p>32914019.2756886</text:p>
          </table:table-cell>
          <table:table-cell office:value-type="float" office:value="164.5">
            <text:p>164.5</text:p>
          </table:table-cell>
          <table:table-cell office:value-type="float" office:value="52">
            <text:p>52</text:p>
          </table:table-cell>
          <table:table-cell office:value-type="float" office:value="-116196.874809626">
            <text:p>-116196.8748096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900152.951089</text:p>
          </table:table-cell>
          <table:table-cell office:value-type="float" office:value="-205.765832136246">
            <text:p>-205.8</text:p>
          </table:table-cell>
          <table:table-cell office:value-type="float" office:value="-19333.8781220045">
            <text:p>-19333.9</text:p>
          </table:table-cell>
          <table:table-cell office:value-type="float" office:value="-0.193338781220045">
            <text:p>-0.2</text:p>
          </table:table-cell>
          <table:table-cell office:value-type="float" office:value="-19333.8781220044">
            <text:p>-19333.9</text:p>
          </table:table-cell>
          <table:table-cell office:value-type="float" office:value="-20633.8122086715">
            <text:p>-20633.8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43.7837837837838">
            <text:p>43.78</text:p>
          </table:table-cell>
          <table:table-cell office:value-type="float" office:value="1874.57988623765">
            <text:p>1874.5798862377</text:p>
          </table:table-cell>
          <table:table-cell office:value-type="float" office:value="5646.75180973067">
            <text:p>5646.7518097307</text:p>
          </table:table-cell>
          <table:table-cell office:value-type="float" office:value="28.2527422212152">
            <text:p>28.2527422212</text:p>
          </table:table-cell>
          <table:table-cell office:value-type="float" office:value="-1645.9120087236">
            <text:p>-1645.9120087236</text:p>
          </table:table-cell>
          <table:table-cell office:value-type="float" office:value="-0.393685324554099">
            <text:p>-0.3936853246</text:p>
          </table:table-cell>
          <table:table-cell office:value-type="float" office:value="-4727.49010873068">
            <text:p>-4727.4901087307</text:p>
          </table:table-cell>
          <table:table-cell office:value-type="float" office:value="-104.507449308132">
            <text:p>-104.5074493081</text:p>
          </table:table-cell>
          <table:table-cell office:value-type="float" office:value="-36999.1652871652">
            <text:p>-36999.1652871652</text:p>
          </table:table-cell>
          <table:table-cell office:value-type="float" office:value="36999165.2871652">
            <text:p>36999165.2871652</text:p>
          </table:table-cell>
          <table:table-cell office:value-type="float" office:value="185">
            <text:p>185</text:p>
          </table:table-cell>
          <table:table-cell office:value-type="float" office:value="71">
            <text:p>71</text:p>
          </table:table-cell>
          <table:table-cell office:value-type="float" office:value="-160957.223527773">
            <text:p>-160957.2235277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904079.9399831</text:p>
          </table:table-cell>
          <table:table-cell office:value-type="float" office:value="-198.979147933679">
            <text:p>-199.0</text:p>
          </table:table-cell>
          <table:table-cell office:value-type="float" office:value="-13463.2547692522">
            <text:p>-13463.3</text:p>
          </table:table-cell>
          <table:table-cell office:value-type="float" office:value="-0.134632547692522">
            <text:p>-0.1</text:p>
          </table:table-cell>
          <table:table-cell office:value-type="float" office:value="-13463.2547692522">
            <text:p>-13463.3</text:p>
          </table:table-cell>
          <table:table-cell office:value-type="float" office:value="-16400.7073563347">
            <text:p>-16400.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37.2222222222222">
            <text:p>37.22</text:p>
          </table:table-cell>
          <table:table-cell office:value-type="float" office:value="2312.10123148392">
            <text:p>2312.1012314839</text:p>
          </table:table-cell>
          <table:table-cell office:value-type="float" office:value="6950.45068084577">
            <text:p>6950.4506808458</text:p>
          </table:table-cell>
          <table:table-cell office:value-type="float" office:value="67.1208868951217">
            <text:p>67.1208868951</text:p>
          </table:table-cell>
          <table:table-cell office:value-type="float" office:value="-1490.03572812986">
            <text:p>-1490.0357281299</text:p>
          </table:table-cell>
          <table:table-cell office:value-type="float" office:value="-11.0250448335428">
            <text:p>-11.0250448335</text:p>
          </table:table-cell>
          <table:table-cell office:value-type="float" office:value="-3381.20525945787">
            <text:p>-3381.2052594579</text:p>
          </table:table-cell>
          <table:table-cell office:value-type="float" office:value="-74.7958598291789">
            <text:p>-74.7958598292</text:p>
          </table:table-cell>
          <table:table-cell office:value-type="float" office:value="-36104.5412865172">
            <text:p>-36104.5412865172</text:p>
          </table:table-cell>
          <table:table-cell office:value-type="float" office:value="36104541.2865173">
            <text:p>36104541.2865173</text:p>
          </table:table-cell>
          <table:table-cell office:value-type="float" office:value="180.5">
            <text:p>180.5</text:p>
          </table:table-cell>
          <table:table-cell office:value-type="float" office:value="69">
            <text:p>69</text:p>
          </table:table-cell>
          <table:table-cell office:value-type="float" office:value="-156335.665794849">
            <text:p>-156335.6657948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3:.D12])/COUNT([.D3:.D12])" office:value-type="float" office:value="-203.028611981535">
            <text:p>-203.0</text:p>
          </table:table-cell>
          <table:table-cell table:style-name="ce5" table:formula="of:=SUM([.E3:.E12])/COUNT([.E3:.E12])" office:value-type="float" office:value="-10031.4157316006">
            <text:p>-10031.4</text:p>
          </table:table-cell>
          <table:table-cell table:style-name="ce5" table:formula="of:=SUM([.F3:.F12])/COUNT([.F3:.F12])" office:value-type="float" office:value="-0.100314157316006">
            <text:p>-0.1</text:p>
          </table:table-cell>
          <table:table-cell table:style-name="ce5" table:formula="of:=SUM([.G3:.G12])/COUNT([.G3:.G12])" office:value-type="float" office:value="-10031.4157316005">
            <text:p>-10031.4</text:p>
          </table:table-cell>
          <table:table-cell table:style-name="ce5" table:formula="of:=SUM([.H3:.H12])/COUNT([.H3:.H12])" office:value-type="float" office:value="-12604.2288240462">
            <text:p>-12604.2</text:p>
          </table:table-cell>
          <table:table-cell table:style-name="ce6" table:formula="of:=SUM([.I3:.I12])/COUNT([.I3:.I12])" office:value-type="float" office:value="70.3">
            <text:p>70</text:p>
          </table:table-cell>
          <table:table-cell table:style-name="ce6" table:formula="of:=SUM([.J3:.J12])/COUNT([.J3:.J12])" office:value-type="float" office:value="114.8">
            <text:p>115</text:p>
          </table:table-cell>
          <table:table-cell table:style-name="ce9" table:formula="of:=SUM([.K3:.K12])/COUNT([.K3:.K12])" office:value-type="float" office:value="37.7708525541885">
            <text:p>37.77</text:p>
          </table:table-cell>
          <table:table-cell table:style-name="ce12"/>
          <table:table-cell table:style-name="ce2" table:number-columns-repeated="1012"/>
        </table:table-row>
        <table:table-row table:style-name="ro1">
          <table:table-cell table:style-name="ce1" office:value-type="string">
            <text:p>stop_loss 0</text:p>
          </table:table-cell>
          <table:table-cell table:style-name="ce1" office:value-type="string">
            <text:p>trade_all_1.0_3_-0.1%_0_0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73264.5123</text:p>
          </table:table-cell>
          <table:table-cell office:value-type="float" office:value="-967.539339267306">
            <text:p>-967.5</text:p>
          </table:table-cell>
          <table:table-cell office:value-type="float" office:value="23905.6439650155">
            <text:p>23905.6</text:p>
          </table:table-cell>
          <table:table-cell office:value-type="float" office:value="0.239056439650155">
            <text:p>0.2</text:p>
          </table:table-cell>
          <table:table-cell office:value-type="float" office:value="23905.6439650155">
            <text:p>23905.6</text:p>
          </table:table-cell>
          <table:table-cell office:value-type="float" office:value="25000.2020322199">
            <text:p>25000.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2.2535211267606">
            <text:p>42.25</text:p>
          </table:table-cell>
          <table:table-cell office:value-type="float" office:value="1885.12774564684">
            <text:p>1885.1277456468</text:p>
          </table:table-cell>
          <table:table-cell office:value-type="float" office:value="5593.90024327976">
            <text:p>5593.9002432798</text:p>
          </table:table-cell>
          <table:table-cell office:value-type="float" office:value="4.21559716960473">
            <text:p>4.2155971696</text:p>
          </table:table-cell>
          <table:table-cell office:value-type="float" office:value="-796.297278155844">
            <text:p>-796.2972781558</text:p>
          </table:table-cell>
          <table:table-cell office:value-type="float" office:value="-5.51705662382301">
            <text:p>-5.5170566238</text:p>
          </table:table-cell>
          <table:table-cell office:value-type="float" office:value="-9462.21269217072">
            <text:p>-9462.2126921707</text:p>
          </table:table-cell>
          <table:table-cell office:value-type="float" office:value="336.699210774867">
            <text:p>336.6992107749</text:p>
          </table:table-cell>
          <table:table-cell office:value-type="float" office:value="-14331.0366806457">
            <text:p>-14331.0366806457</text:p>
          </table:table-cell>
          <table:table-cell office:value-type="float" office:value="14331036.6806457">
            <text:p>14331036.6806457</text:p>
          </table:table-cell>
          <table:table-cell office:value-type="float" office:value="71.5">
            <text:p>71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85509.564579</text:p>
          </table:table-cell>
          <table:table-cell office:value-type="float" office:value="-1388.84317108946">
            <text:p>-1388.8</text:p>
          </table:table-cell>
          <table:table-cell office:value-type="float" office:value="43843.2817134118">
            <text:p>43843.3</text:p>
          </table:table-cell>
          <table:table-cell office:value-type="float" office:value="0.438432817134118">
            <text:p>0.4</text:p>
          </table:table-cell>
          <table:table-cell office:value-type="float" office:value="43843.2817134118">
            <text:p>43843.3</text:p>
          </table:table-cell>
          <table:table-cell office:value-type="float" office:value="53547.5093953075">
            <text:p>53547.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6">
            <text:p>56.00</text:p>
          </table:table-cell>
          <table:table-cell office:value-type="float" office:value="3351.17063822424">
            <text:p>3351.1706382242</text:p>
          </table:table-cell>
          <table:table-cell office:value-type="float" office:value="5785.28403768499">
            <text:p>5785.284037685</text:p>
          </table:table-cell>
          <table:table-cell office:value-type="float" office:value="99.304218289748">
            <text:p>99.3042182897</text:p>
          </table:table-cell>
          <table:table-cell office:value-type="float" office:value="-279.373383793412">
            <text:p>-279.3733837934</text:p>
          </table:table-cell>
          <table:table-cell office:value-type="float" office:value="-78.7204131880426">
            <text:p>-78.720413188</text:p>
          </table:table-cell>
          <table:table-cell office:value-type="float" office:value="-815.188710769245">
            <text:p>-815.1887107692</text:p>
          </table:table-cell>
          <table:table-cell office:value-type="float" office:value="1753.73126853647">
            <text:p>1753.7312685365</text:p>
          </table:table-cell>
          <table:table-cell office:value-type="float" office:value="-5146.3896713848">
            <text:p>-5146.3896713848</text:p>
          </table:table-cell>
          <table:table-cell office:value-type="float" office:value="5146389.6713848">
            <text:p>5146389.6713848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0146.129218</text:p>
          </table:table-cell>
          <table:table-cell office:value-type="float" office:value="-1389.70134097211">
            <text:p>-1389.7</text:p>
          </table:table-cell>
          <table:table-cell office:value-type="float" office:value="40611.5566538734">
            <text:p>40611.6</text:p>
          </table:table-cell>
          <table:table-cell office:value-type="float" office:value="0.406115566538734">
            <text:p>0.4</text:p>
          </table:table-cell>
          <table:table-cell office:value-type="float" office:value="40611.5566538734">
            <text:p>40611.6</text:p>
          </table:table-cell>
          <table:table-cell office:value-type="float" office:value="49053.7678241218">
            <text:p>49053.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5.625">
            <text:p>65.63</text:p>
          </table:table-cell>
          <table:table-cell office:value-type="float" office:value="2086.50091045422">
            <text:p>2086.5009104542</text:p>
          </table:table-cell>
          <table:table-cell office:value-type="float" office:value="5419.31573220003">
            <text:p>5419.3157322</text:p>
          </table:table-cell>
          <table:table-cell office:value-type="float" office:value="17.2356093147537">
            <text:p>17.2356093148</text:p>
          </table:table-cell>
          <table:table-cell office:value-type="float" office:value="-291.360224151387">
            <text:p>-291.3602241514</text:p>
          </table:table-cell>
          <table:table-cell office:value-type="float" office:value="-22.4335920917802">
            <text:p>-22.4335920918</text:p>
          </table:table-cell>
          <table:table-cell office:value-type="float" office:value="-835.497755842458">
            <text:p>-835.4977558425</text:p>
          </table:table-cell>
          <table:table-cell office:value-type="float" office:value="1269.11114543354">
            <text:p>1269.1111454335</text:p>
          </table:table-cell>
          <table:table-cell office:value-type="float" office:value="-6543.85541206594">
            <text:p>-6543.8554120659</text:p>
          </table:table-cell>
          <table:table-cell office:value-type="float" office:value="6543855.41206594">
            <text:p>6543855.41206594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4527.698127</text:p>
          </table:table-cell>
          <table:table-cell office:value-type="float" office:value="-1391.52317002231">
            <text:p>-1391.5</text:p>
          </table:table-cell>
          <table:table-cell office:value-type="float" office:value="45996.3164705587">
            <text:p>45996.3</text:p>
          </table:table-cell>
          <table:table-cell office:value-type="float" office:value="0.459963164705587">
            <text:p>0.5</text:p>
          </table:table-cell>
          <table:table-cell office:value-type="float" office:value="45996.3164705587">
            <text:p>45996.3</text:p>
          </table:table-cell>
          <table:table-cell office:value-type="float" office:value="56078.597605428">
            <text:p>56078.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3.1578947368421">
            <text:p>63.16</text:p>
          </table:table-cell>
          <table:table-cell office:value-type="float" office:value="3983.45964933392">
            <text:p>3983.4596493339</text:p>
          </table:table-cell>
          <table:table-cell office:value-type="float" office:value="11629.1835145866">
            <text:p>11629.1835145866</text:p>
          </table:table-cell>
          <table:table-cell office:value-type="float" office:value="60.5794125036337">
            <text:p>60.5794125036</text:p>
          </table:table-cell>
          <table:table-cell office:value-type="float" office:value="-257.885617349762">
            <text:p>-257.8856173498</text:p>
          </table:table-cell>
          <table:table-cell office:value-type="float" office:value="-82.5637061786256">
            <text:p>-82.5637061786</text:p>
          </table:table-cell>
          <table:table-cell office:value-type="float" office:value="-485.741199379525">
            <text:p>-485.7411993795</text:p>
          </table:table-cell>
          <table:table-cell office:value-type="float" office:value="2420.85876160835">
            <text:p>2420.8587616084</text:p>
          </table:table-cell>
          <table:table-cell office:value-type="float" office:value="-3947.94426073129">
            <text:p>-3947.9442607313</text:p>
          </table:table-cell>
          <table:table-cell office:value-type="float" office:value="3947944.26073129">
            <text:p>3947944.26073129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8901.669421</text:p>
          </table:table-cell>
          <table:table-cell office:value-type="float" office:value="-830.810546798286">
            <text:p>-830.8</text:p>
          </table:table-cell>
          <table:table-cell office:value-type="float" office:value="22556.0144644199">
            <text:p>22556.0</text:p>
          </table:table-cell>
          <table:table-cell office:value-type="float" office:value="0.225560144644199">
            <text:p>0.2</text:p>
          </table:table-cell>
          <table:table-cell office:value-type="float" office:value="22556.0144644199">
            <text:p>22556.0</text:p>
          </table:table-cell>
          <table:table-cell office:value-type="float" office:value="21736.2808910682">
            <text:p>21736.3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28.7671232876712">
            <text:p>28.77</text:p>
          </table:table-cell>
          <table:table-cell office:value-type="float" office:value="2978.87881029008">
            <text:p>2978.8788102901</text:p>
          </table:table-cell>
          <table:table-cell office:value-type="float" office:value="12201.9868341393">
            <text:p>12201.9868341393</text:p>
          </table:table-cell>
          <table:table-cell office:value-type="float" office:value="116.272081943724">
            <text:p>116.2720819437</text:p>
          </table:table-cell>
          <table:table-cell office:value-type="float" office:value="-769.239241378302">
            <text:p>-769.2392413783</text:p>
          </table:table-cell>
          <table:table-cell office:value-type="float" office:value="-29.8977603760432">
            <text:p>-29.897760376</text:p>
          </table:table-cell>
          <table:table-cell office:value-type="float" office:value="-10408.1583374194">
            <text:p>-10408.1583374194</text:p>
          </table:table-cell>
          <table:table-cell office:value-type="float" office:value="308.986499512602">
            <text:p>308.9864995126</text:p>
          </table:table-cell>
          <table:table-cell office:value-type="float" office:value="-14729.8859003648">
            <text:p>-14729.8859003648</text:p>
          </table:table-cell>
          <table:table-cell office:value-type="float" office:value="14729885.9003648">
            <text:p>14729885.9003648</text:p>
          </table:table-cell>
          <table:table-cell office:value-type="float" office:value="73.5">
            <text:p>7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03392.560792</text:p>
          </table:table-cell>
          <table:table-cell office:value-type="float" office:value="-790.182067366321">
            <text:p>-790.2</text:p>
          </table:table-cell>
          <table:table-cell office:value-type="float" office:value="21495.0877889431">
            <text:p>21495.1</text:p>
          </table:table-cell>
          <table:table-cell office:value-type="float" office:value="0.214950877889431">
            <text:p>0.2</text:p>
          </table:table-cell>
          <table:table-cell office:value-type="float" office:value="21495.0877889431">
            <text:p>21495.1</text:p>
          </table:table-cell>
          <table:table-cell office:value-type="float" office:value="18423.5542349068">
            <text:p>18423.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23.728813559322">
            <text:p>23.73</text:p>
          </table:table-cell>
          <table:table-cell office:value-type="float" office:value="2409.77616708446">
            <text:p>2409.7761670845</text:p>
          </table:table-cell>
          <table:table-cell office:value-type="float" office:value="27071.6490659631">
            <text:p>27071.6490659631</text:p>
          </table:table-cell>
          <table:table-cell office:value-type="float" office:value="4.22161464867531">
            <text:p>4.2216146487</text:p>
          </table:table-cell>
          <table:table-cell office:value-type="float" office:value="-510.873832104685">
            <text:p>-510.8738321047</text:p>
          </table:table-cell>
          <table:table-cell office:value-type="float" office:value="-14.1446639630158">
            <text:p>-14.144663963</text:p>
          </table:table-cell>
          <table:table-cell office:value-type="float" office:value="-10320.7897407927">
            <text:p>-10320.7897407927</text:p>
          </table:table-cell>
          <table:table-cell office:value-type="float" office:value="182.161760923247">
            <text:p>182.1617609232</text:p>
          </table:table-cell>
          <table:table-cell office:value-type="float" office:value="-23733.3284162052">
            <text:p>-23733.3284162052</text:p>
          </table:table-cell>
          <table:table-cell office:value-type="float" office:value="23733328.4162052">
            <text:p>23733328.4162052</text:p>
          </table:table-cell>
          <table:table-cell office:value-type="float" office:value="118.5">
            <text:p>118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0011.1539252</text:p>
          </table:table-cell>
          <table:table-cell office:value-type="float" office:value="-1365.02056166816">
            <text:p>-1365.0</text:p>
          </table:table-cell>
          <table:table-cell office:value-type="float" office:value="53433.1948982225">
            <text:p>53433.2</text:p>
          </table:table-cell>
          <table:table-cell office:value-type="float" office:value="0.534331948982225">
            <text:p>0.5</text:p>
          </table:table-cell>
          <table:table-cell office:value-type="float" office:value="53433.1948982225">
            <text:p>53433.2</text:p>
          </table:table-cell>
          <table:table-cell office:value-type="float" office:value="67779.9157789804">
            <text:p>67779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6.9230769230769">
            <text:p>76.92</text:p>
          </table:table-cell>
          <table:table-cell office:value-type="float" office:value="5458.29473842098">
            <text:p>5458.294738421</text:p>
          </table:table-cell>
          <table:table-cell office:value-type="float" office:value="9708.69543550409">
            <text:p>9708.6954355041</text:p>
          </table:table-cell>
          <table:table-cell office:value-type="float" office:value="2316.38183067903">
            <text:p>2316.381830679</text:p>
          </table:table-cell>
          <table:table-cell office:value-type="float" office:value="-383.250828662446">
            <text:p>-383.2508286624</text:p>
          </table:table-cell>
          <table:table-cell office:value-type="float" office:value="-357.471996151115">
            <text:p>-357.4719961511</text:p>
          </table:table-cell>
          <table:table-cell office:value-type="float" office:value="-413.193572655713">
            <text:p>-413.1935726557</text:p>
          </table:table-cell>
          <table:table-cell office:value-type="float" office:value="4110.24576140173">
            <text:p>4110.2457614017</text:p>
          </table:table-cell>
          <table:table-cell office:value-type="float" office:value="-2754.7879828811">
            <text:p>-2754.7879828811</text:p>
          </table:table-cell>
          <table:table-cell office:value-type="float" office:value="2754787.9828811">
            <text:p>2754787.9828811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4643.5364711</text:p>
          </table:table-cell>
          <table:table-cell office:value-type="float" office:value="-1136.12630142917">
            <text:p>-1136.1</text:p>
          </table:table-cell>
          <table:table-cell office:value-type="float" office:value="14252.441076937">
            <text:p>14252.4</text:p>
          </table:table-cell>
          <table:table-cell office:value-type="float" office:value="0.14252441076937">
            <text:p>0.1</text:p>
          </table:table-cell>
          <table:table-cell office:value-type="float" office:value="14252.441076937">
            <text:p>14252.4</text:p>
          </table:table-cell>
          <table:table-cell office:value-type="float" office:value="12755.759736647">
            <text:p>12755.8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27.0676691729323">
            <text:p>27.07</text:p>
          </table:table-cell>
          <table:table-cell office:value-type="float" office:value="1697.91939116326">
            <text:p>1697.9193911633</text:p>
          </table:table-cell>
          <table:table-cell office:value-type="float" office:value="9909.94971810524">
            <text:p>9909.9497181052</text:p>
          </table:table-cell>
          <table:table-cell office:value-type="float" office:value="12.5217478964041">
            <text:p>12.5217478964</text:p>
          </table:table-cell>
          <table:table-cell office:value-type="float" office:value="-483.223268092167">
            <text:p>-483.2232680922</text:p>
          </table:table-cell>
          <table:table-cell office:value-type="float" office:value="-12.5088174245611">
            <text:p>-12.5088174246</text:p>
          </table:table-cell>
          <table:table-cell office:value-type="float" office:value="-9027.7761094881">
            <text:p>-9027.7761094881</text:p>
          </table:table-cell>
          <table:table-cell office:value-type="float" office:value="107.161211104789">
            <text:p>107.1612111048</text:p>
          </table:table-cell>
          <table:table-cell office:value-type="float" office:value="-26727.580021098">
            <text:p>-26727.580021098</text:p>
          </table:table-cell>
          <table:table-cell office:value-type="float" office:value="26727580.021098">
            <text:p>26727580.021098</text:p>
          </table:table-cell>
          <table:table-cell office:value-type="float" office:value="133.5">
            <text:p>13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9558.192611</text:p>
          </table:table-cell>
          <table:table-cell office:value-type="float" office:value="-1046.12026562138">
            <text:p>-1046.1</text:p>
          </table:table-cell>
          <table:table-cell office:value-type="float" office:value="38712.0934552302">
            <text:p>38712.1</text:p>
          </table:table-cell>
          <table:table-cell office:value-type="float" office:value="0.387120934552302">
            <text:p>0.4</text:p>
          </table:table-cell>
          <table:table-cell office:value-type="float" office:value="38712.0934552302">
            <text:p>38712.1</text:p>
          </table:table-cell>
          <table:table-cell office:value-type="float" office:value="45254.7948950872">
            <text:p>45254.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0.9090909090909">
            <text:p>40.91</text:p>
          </table:table-cell>
          <table:table-cell office:value-type="float" office:value="2832.79173310215">
            <text:p>2832.7917331022</text:p>
          </table:table-cell>
          <table:table-cell office:value-type="float" office:value="8504.79621310689">
            <text:p>8504.7962131069</text:p>
          </table:table-cell>
          <table:table-cell office:value-type="float" office:value="13.1497837850766">
            <text:p>13.1497837851</text:p>
          </table:table-cell>
          <table:table-cell office:value-type="float" office:value="-472.236836177252">
            <text:p>-472.2368361773</text:p>
          </table:table-cell>
          <table:table-cell office:value-type="float" office:value="-19.964296656035">
            <text:p>-19.964296656</text:p>
          </table:table-cell>
          <table:table-cell office:value-type="float" office:value="-4075.67663131857">
            <text:p>-4075.6766313186</text:p>
          </table:table-cell>
          <table:table-cell office:value-type="float" office:value="879.820305800686">
            <text:p>879.8203058007</text:p>
          </table:table-cell>
          <table:table-cell office:value-type="float" office:value="-8943.15524870394">
            <text:p>-8943.1552487039</text:p>
          </table:table-cell>
          <table:table-cell office:value-type="float" office:value="8943155.24870393">
            <text:p>8943155.24870393</text:p>
          </table:table-cell>
          <table:table-cell office:value-type="float" office:value="44.5">
            <text:p>44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24890.958924</text:p>
          </table:table-cell>
          <table:table-cell office:value-type="float" office:value="-1376.23271784265">
            <text:p>-1376.2</text:p>
          </table:table-cell>
          <table:table-cell office:value-type="float" office:value="50235.9084242934">
            <text:p>50235.9</text:p>
          </table:table-cell>
          <table:table-cell office:value-type="float" office:value="0.502359084242934">
            <text:p>0.5</text:p>
          </table:table-cell>
          <table:table-cell office:value-type="float" office:value="50235.9084242934">
            <text:p>50235.9</text:p>
          </table:table-cell>
          <table:table-cell office:value-type="float" office:value="63109.4840891236">
            <text:p>63109.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4.6153846153846">
            <text:p>84.62</text:p>
          </table:table-cell>
          <table:table-cell office:value-type="float" office:value="4733.99691860974">
            <text:p>4733.9969186097</text:p>
          </table:table-cell>
          <table:table-cell office:value-type="float" office:value="7912.76590696427">
            <text:p>7912.7659069643</text:p>
          </table:table-cell>
          <table:table-cell office:value-type="float" office:value="1731.82308089551">
            <text:p>1731.8230808955</text:p>
          </table:table-cell>
          <table:table-cell office:value-type="float" office:value="-919.028840206905">
            <text:p>-919.0288402069</text:p>
          </table:table-cell>
          <table:table-cell office:value-type="float" office:value="-911.544947361719">
            <text:p>-911.5449473617</text:p>
          </table:table-cell>
          <table:table-cell office:value-type="float" office:value="-926.512733052092">
            <text:p>-926.5127330521</text:p>
          </table:table-cell>
          <table:table-cell office:value-type="float" office:value="3864.30064802257">
            <text:p>3864.3006480226</text:p>
          </table:table-cell>
          <table:table-cell office:value-type="float" office:value="-2751.58749592021">
            <text:p>-2751.5874959202</text:p>
          </table:table-cell>
          <table:table-cell office:value-type="float" office:value="2751587.49592021">
            <text:p>2751587.49592021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15:.D24])/COUNT([.D15:.D24])" office:value-type="float" office:value="-1168.20994820772">
            <text:p>-1168.2</text:p>
          </table:table-cell>
          <table:table-cell table:style-name="ce5" table:formula="of:=SUM([.E15:.E24])/COUNT([.E15:.E24])" office:value-type="float" office:value="35504.1538910906">
            <text:p>35504.2</text:p>
          </table:table-cell>
          <table:table-cell table:style-name="ce5" table:formula="of:=SUM([.F15:.F24])/COUNT([.F15:.F24])" office:value-type="float" office:value="0.355041538910906">
            <text:p>0.4</text:p>
          </table:table-cell>
          <table:table-cell table:style-name="ce5" table:formula="of:=SUM([.G15:.G24])/COUNT([.G15:.G24])" office:value-type="float" office:value="35504.1538910906">
            <text:p>35504.2</text:p>
          </table:table-cell>
          <table:table-cell table:style-name="ce5" table:formula="of:=SUM([.H15:.H24])/COUNT([.H15:.H24])" office:value-type="float" office:value="41273.986648289">
            <text:p>41274.0</text:p>
          </table:table-cell>
          <table:table-cell table:style-name="ce6" table:formula="of:=SUM([.I15:.I24])/COUNT([.I15:.I24])" office:value-type="float" office:value="20.1">
            <text:p>20</text:p>
          </table:table-cell>
          <table:table-cell table:style-name="ce6" table:formula="of:=SUM([.J15:.J24])/COUNT([.J15:.J24])" office:value-type="float" office:value="34">
            <text:p>34</text:p>
          </table:table-cell>
          <table:table-cell table:style-name="ce9" table:formula="of:=SUM([.K15:.K24])/COUNT([.K15:.K24])" office:value-type="float" office:value="50.9047574331081">
            <text:p>50.90</text:p>
          </table:table-cell>
          <table:table-cell table:style-name="ce12"/>
          <table:table-cell table:style-name="ce2" table:number-columns-repeated="1012"/>
        </table:table-row>
        <table:table-row table:style-name="ro1">
          <table:table-cell table:style-name="ce1" office:value-type="string">
            <text:p>stop_loss 0.05</text:p>
          </table:table-cell>
          <table:table-cell table:style-name="ce1" office:value-type="string">
            <text:p>trade_all_1.0_3_-0.1%_0_0.05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42244.7445729</text:p>
          </table:table-cell>
          <table:table-cell office:value-type="float" office:value="-378.861991909444">
            <text:p>-378.9</text:p>
          </table:table-cell>
          <table:table-cell office:value-type="float" office:value="18190.4714302778">
            <text:p>18190.5</text:p>
          </table:table-cell>
          <table:table-cell office:value-type="float" office:value="0.181904714302778">
            <text:p>0.2</text:p>
          </table:table-cell>
          <table:table-cell office:value-type="float" office:value="18190.4714302778">
            <text:p>18190.5</text:p>
          </table:table-cell>
          <table:table-cell office:value-type="float" office:value="12744.9095849709">
            <text:p>12744.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38.2352941176471">
            <text:p>38.24</text:p>
          </table:table-cell>
          <table:table-cell office:value-type="float" office:value="2837.36023392633">
            <text:p>2837.3602339263</text:p>
          </table:table-cell>
          <table:table-cell office:value-type="float" office:value="14966.0894681254">
            <text:p>14966.0894681254</text:p>
          </table:table-cell>
          <table:table-cell office:value-type="float" office:value="19.4631218323775">
            <text:p>19.4631218324</text:p>
          </table:table-cell>
          <table:table-cell office:value-type="float" office:value="-1467.72345544205">
            <text:p>-1467.7234554421</text:p>
          </table:table-cell>
          <table:table-cell office:value-type="float" office:value="-29.1515100757679">
            <text:p>-29.1515100758</text:p>
          </table:table-cell>
          <table:table-cell office:value-type="float" office:value="-6100.51305009343">
            <text:p>-6100.5130500934</text:p>
          </table:table-cell>
          <table:table-cell office:value-type="float" office:value="178.337955198802">
            <text:p>178.3379551988</text:p>
          </table:table-cell>
          <table:table-cell office:value-type="float" office:value="-20528.4188903206">
            <text:p>-20528.4188903206</text:p>
          </table:table-cell>
          <table:table-cell office:value-type="float" office:value="20528418.8903206">
            <text:p>20528418.8903206</text:p>
          </table:table-cell>
          <table:table-cell office:value-type="float" office:value="102.5">
            <text:p>102.5</text:p>
          </table:table-cell>
          <table:table-cell office:value-type="float" office:value="14">
            <text:p>14</text:p>
          </table:table-cell>
          <table:table-cell office:value-type="float" office:value="-74576.4298421112">
            <text:p>-74576.42984211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56492.145798</text:p>
          </table:table-cell>
          <table:table-cell office:value-type="float" office:value="-332.171626932132">
            <text:p>-332.2</text:p>
          </table:table-cell>
          <table:table-cell office:value-type="float" office:value="17470.4544955903">
            <text:p>17470.5</text:p>
          </table:table-cell>
          <table:table-cell office:value-type="float" office:value="0.174704544955903">
            <text:p>0.2</text:p>
          </table:table-cell>
          <table:table-cell office:value-type="float" office:value="17470.4544955903">
            <text:p>17470.5</text:p>
          </table:table-cell>
          <table:table-cell office:value-type="float" office:value="13881.9006037315">
            <text:p>13881.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46.9565217391304">
            <text:p>46.96</text:p>
          </table:table-cell>
          <table:table-cell office:value-type="float" office:value="2132.76817579101">
            <text:p>2132.768175791</text:p>
          </table:table-cell>
          <table:table-cell office:value-type="float" office:value="6356.85857967814">
            <text:p>6356.8585796781</text:p>
          </table:table-cell>
          <table:table-cell office:value-type="float" office:value="29.5891134700942">
            <text:p>29.5891134701</text:p>
          </table:table-cell>
          <table:table-cell office:value-type="float" office:value="-1601.62339339548">
            <text:p>-1601.6233933955</text:p>
          </table:table-cell>
          <table:table-cell office:value-type="float" office:value="-12.3395264407736">
            <text:p>-12.3395264408</text:p>
          </table:table-cell>
          <table:table-cell office:value-type="float" office:value="-6652.51011305282">
            <text:p>-6652.5101130528</text:p>
          </table:table-cell>
          <table:table-cell office:value-type="float" office:value="151.916995613829">
            <text:p>151.9169956138</text:p>
          </table:table-cell>
          <table:table-cell office:value-type="float" office:value="-23128.9994539495">
            <text:p>-23128.9994539495</text:p>
          </table:table-cell>
          <table:table-cell office:value-type="float" office:value="23128999.4539495">
            <text:p>23128999.4539495</text:p>
          </table:table-cell>
          <table:table-cell office:value-type="float" office:value="115.5">
            <text:p>115.5</text:p>
          </table:table-cell>
          <table:table-cell office:value-type="float" office:value="15">
            <text:p>15</text:p>
          </table:table-cell>
          <table:table-cell office:value-type="float" office:value="-81959.8304043671">
            <text:p>-81959.83040436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0097.501218</text:p>
          </table:table-cell>
          <table:table-cell office:value-type="float" office:value="-389.86141244433">
            <text:p>-389.9</text:p>
          </table:table-cell>
          <table:table-cell office:value-type="float" office:value="18672.3961513843">
            <text:p>18672.4</text:p>
          </table:table-cell>
          <table:table-cell office:value-type="float" office:value="0.186723961513843">
            <text:p>0.2</text:p>
          </table:table-cell>
          <table:table-cell office:value-type="float" office:value="18672.3961513843">
            <text:p>18672.4</text:p>
          </table:table-cell>
          <table:table-cell office:value-type="float" office:value="13839.842513744">
            <text:p>13839.8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5.2941176470588">
            <text:p>35.29</text:p>
          </table:table-cell>
          <table:table-cell office:value-type="float" office:value="3193.32074576872">
            <text:p>3193.3207457687</text:p>
          </table:table-cell>
          <table:table-cell office:value-type="float" office:value="19708.9239676588">
            <text:p>19708.9239676588</text:p>
          </table:table-cell>
          <table:table-cell office:value-type="float" office:value="18.0076450074848">
            <text:p>18.0076450075</text:p>
          </table:table-cell>
          <table:table-cell office:value-type="float" office:value="-1402.3132040305">
            <text:p>-1402.3132040305</text:p>
          </table:table-cell>
          <table:table-cell office:value-type="float" office:value="-9.83953661387204">
            <text:p>-9.8395366139</text:p>
          </table:table-cell>
          <table:table-cell office:value-type="float" office:value="-6652.51011305282">
            <text:p>-6652.5101130528</text:p>
          </table:table-cell>
          <table:table-cell office:value-type="float" office:value="219.675248839815">
            <text:p>219.6752488398</text:p>
          </table:table-cell>
          <table:table-cell office:value-type="float" office:value="-17127.1995957471">
            <text:p>-17127.1995957471</text:p>
          </table:table-cell>
          <table:table-cell office:value-type="float" office:value="17127199.5957471">
            <text:p>17127199.5957471</text:p>
          </table:table-cell>
          <table:table-cell office:value-type="float" office:value="85.5">
            <text:p>85.5</text:p>
          </table:table-cell>
          <table:table-cell office:value-type="float" office:value="11">
            <text:p>11</text:p>
          </table:table-cell>
          <table:table-cell office:value-type="float" office:value="-59605.0442162919">
            <text:p>-59605.04421629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3740.720924</text:p>
          </table:table-cell>
          <table:table-cell office:value-type="float" office:value="-360.147190878304">
            <text:p>-360.1</text:p>
          </table:table-cell>
          <table:table-cell office:value-type="float" office:value="22988.6815648631">
            <text:p>22988.7</text:p>
          </table:table-cell>
          <table:table-cell office:value-type="float" office:value="0.229886815648631">
            <text:p>0.2</text:p>
          </table:table-cell>
          <table:table-cell office:value-type="float" office:value="22988.6815648631">
            <text:p>22988.7</text:p>
          </table:table-cell>
          <table:table-cell office:value-type="float" office:value="20388.011673832">
            <text:p>20388.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9.5061728395062">
            <text:p>39.51</text:p>
          </table:table-cell>
          <table:table-cell office:value-type="float" office:value="3213.61808366827">
            <text:p>3213.6180836683</text:p>
          </table:table-cell>
          <table:table-cell office:value-type="float" office:value="8037.7059050095">
            <text:p>8037.7059050095</text:p>
          </table:table-cell>
          <table:table-cell office:value-type="float" office:value="39.4866896214226">
            <text:p>39.4866896214</text:p>
          </table:table-cell>
          <table:table-cell office:value-type="float" office:value="-1629.53259413309">
            <text:p>-1629.5325941331</text:p>
          </table:table-cell>
          <table:table-cell office:value-type="float" office:value="-41.4037626964564">
            <text:p>-41.4037626965</text:p>
          </table:table-cell>
          <table:table-cell office:value-type="float" office:value="-5895.64325386329">
            <text:p>-5895.6432538633</text:p>
          </table:table-cell>
          <table:table-cell office:value-type="float" office:value="283.810883516828">
            <text:p>283.8108835168</text:p>
          </table:table-cell>
          <table:table-cell office:value-type="float" office:value="-16331.1198013662">
            <text:p>-16331.1198013662</text:p>
          </table:table-cell>
          <table:table-cell office:value-type="float" office:value="16331119.8013662">
            <text:p>16331119.8013662</text:p>
          </table:table-cell>
          <table:table-cell office:value-type="float" office:value="81.5">
            <text:p>81.5</text:p>
          </table:table-cell>
          <table:table-cell office:value-type="float" office:value="13">
            <text:p>13</text:p>
          </table:table-cell>
          <table:table-cell office:value-type="float" office:value="-69756.284216549">
            <text:p>-69756.2842165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7627.919882</text:p>
          </table:table-cell>
          <table:table-cell office:value-type="float" office:value="-511.116732594254">
            <text:p>-511.1</text:p>
          </table:table-cell>
          <table:table-cell office:value-type="float" office:value="31445.3903695927">
            <text:p>31445.4</text:p>
          </table:table-cell>
          <table:table-cell office:value-type="float" office:value="0.314453903695927">
            <text:p>0.3</text:p>
          </table:table-cell>
          <table:table-cell office:value-type="float" office:value="31445.3903695927">
            <text:p>31445.4</text:p>
          </table:table-cell>
          <table:table-cell office:value-type="float" office:value="29132.2693233959">
            <text:p>29132.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3.3333333333333">
            <text:p>33.33</text:p>
          </table:table-cell>
          <table:table-cell office:value-type="float" office:value="5318.16550343761">
            <text:p>5318.1655034376</text:p>
          </table:table-cell>
          <table:table-cell office:value-type="float" office:value="28872.7423698394">
            <text:p>28872.7423698394</text:p>
          </table:table-cell>
          <table:table-cell office:value-type="float" office:value="379.290987981018">
            <text:p>379.290987981</text:p>
          </table:table-cell>
          <table:table-cell office:value-type="float" office:value="-1536.03309566192">
            <text:p>-1536.0330956619</text:p>
          </table:table-cell>
          <table:table-cell office:value-type="float" office:value="-21.3145766707457">
            <text:p>-21.3145766707</text:p>
          </table:table-cell>
          <table:table-cell office:value-type="float" office:value="-5833.47944279468">
            <text:p>-5833.4794427947</text:p>
          </table:table-cell>
          <table:table-cell office:value-type="float" office:value="748.699770704589">
            <text:p>748.6997707046</text:p>
          </table:table-cell>
          <table:table-cell office:value-type="float" office:value="-8535.68107144103">
            <text:p>-8535.681071441</text:p>
          </table:table-cell>
          <table:table-cell office:value-type="float" office:value="8535681.07144104">
            <text:p>8535681.07144104</text:p>
          </table:table-cell>
          <table:table-cell office:value-type="float" office:value="42.5">
            <text:p>42.5</text:p>
          </table:table-cell>
          <table:table-cell office:value-type="float" office:value="7">
            <text:p>7</text:p>
          </table:table-cell>
          <table:table-cell office:value-type="float" office:value="-37825.2476310438">
            <text:p>-37825.247631043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71470.289974</text:p>
          </table:table-cell>
          <table:table-cell office:value-type="float" office:value="-466.332395949616">
            <text:p>-466.3</text:p>
          </table:table-cell>
          <table:table-cell office:value-type="float" office:value="27094.1656976955">
            <text:p>27094.2</text:p>
          </table:table-cell>
          <table:table-cell office:value-type="float" office:value="0.270941656976955">
            <text:p>0.3</text:p>
          </table:table-cell>
          <table:table-cell office:value-type="float" office:value="27094.1656976955">
            <text:p>27094.2</text:p>
          </table:table-cell>
          <table:table-cell office:value-type="float" office:value="24568.5013006974">
            <text:p>24568.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2.5531914893617">
            <text:p>42.55</text:p>
          </table:table-cell>
          <table:table-cell office:value-type="float" office:value="4278.39848920213">
            <text:p>4278.3984892021</text:p>
          </table:table-cell>
          <table:table-cell office:value-type="float" office:value="19489.9978503681">
            <text:p>19489.9978503681</text:p>
          </table:table-cell>
          <table:table-cell office:value-type="float" office:value="185.003796794161">
            <text:p>185.0037967942</text:p>
          </table:table-cell>
          <table:table-cell office:value-type="float" office:value="-2165.69644764249">
            <text:p>-2165.6964476425</text:p>
          </table:table-cell>
          <table:table-cell office:value-type="float" office:value="-84.2414431503712">
            <text:p>-84.2414431504</text:p>
          </table:table-cell>
          <table:table-cell office:value-type="float" office:value="-5929.09519116969">
            <text:p>-5929.0951911697</text:p>
          </table:table-cell>
          <table:table-cell office:value-type="float" office:value="576.471610589265">
            <text:p>576.4716105893</text:p>
          </table:table-cell>
          <table:table-cell office:value-type="float" office:value="-9531.82599168938">
            <text:p>-9531.8259916894</text:p>
          </table:table-cell>
          <table:table-cell office:value-type="float" office:value="9531825.99168939">
            <text:p>9531825.99168939</text:p>
          </table:table-cell>
          <table:table-cell office:value-type="float" office:value="47.5">
            <text:p>47.5</text:p>
          </table:table-cell>
          <table:table-cell office:value-type="float" office:value="9">
            <text:p>9</text:p>
          </table:table-cell>
          <table:table-cell office:value-type="float" office:value="-49060.7948061297">
            <text:p>-49060.794806129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76769.559382</text:p>
          </table:table-cell>
          <table:table-cell office:value-type="float" office:value="-365.882057936385">
            <text:p>-365.9</text:p>
          </table:table-cell>
          <table:table-cell office:value-type="float" office:value="24997.8699909695">
            <text:p>24997.9</text:p>
          </table:table-cell>
          <table:table-cell office:value-type="float" office:value="0.249978699909695">
            <text:p>0.2</text:p>
          </table:table-cell>
          <table:table-cell office:value-type="float" office:value="24997.8699909695">
            <text:p>24997.9</text:p>
          </table:table-cell>
          <table:table-cell office:value-type="float" office:value="22651.7916685362">
            <text:p>22651.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1.8518518518519">
            <text:p>51.85</text:p>
          </table:table-cell>
          <table:table-cell office:value-type="float" office:value="3625.56116103852">
            <text:p>3625.5611610385</text:p>
          </table:table-cell>
          <table:table-cell office:value-type="float" office:value="8954.78845123325">
            <text:p>8954.7884512333</text:p>
          </table:table-cell>
          <table:table-cell office:value-type="float" office:value="149.782412264103">
            <text:p>149.7824122641</text:p>
          </table:table-cell>
          <table:table-cell office:value-type="float" office:value="-2942.9939430042">
            <text:p>-2942.9939430042</text:p>
          </table:table-cell>
          <table:table-cell office:value-type="float" office:value="-87.0183793175529">
            <text:p>-87.0183793176</text:p>
          </table:table-cell>
          <table:table-cell office:value-type="float" office:value="-5898.10969289871">
            <text:p>-5898.1096928987</text:p>
          </table:table-cell>
          <table:table-cell office:value-type="float" office:value="462.923518351286">
            <text:p>462.9235183513</text:p>
          </table:table-cell>
          <table:table-cell office:value-type="float" office:value="-10930.4282982893">
            <text:p>-10930.4282982893</text:p>
          </table:table-cell>
          <table:table-cell office:value-type="float" office:value="10930428.2982893">
            <text:p>10930428.2982893</text:p>
          </table:table-cell>
          <table:table-cell office:value-type="float" office:value="54.5">
            <text:p>54.5</text:p>
          </table:table-cell>
          <table:table-cell office:value-type="float" office:value="14">
            <text:p>14</text:p>
          </table:table-cell>
          <table:table-cell office:value-type="float" office:value="-74055.7024196835">
            <text:p>-74055.702419683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0388.004521</text:p>
          </table:table-cell>
          <table:table-cell office:value-type="float" office:value="-296.926912907279">
            <text:p>-296.9</text:p>
          </table:table-cell>
          <table:table-cell office:value-type="float" office:value="-16670.1965532873">
            <text:p>-16670.2</text:p>
          </table:table-cell>
          <table:table-cell office:value-type="float" office:value="-0.166701965532873">
            <text:p>-0.2</text:p>
          </table:table-cell>
          <table:table-cell office:value-type="float" office:value="-16670.1965532873">
            <text:p>-16670.2</text:p>
          </table:table-cell>
          <table:table-cell office:value-type="float" office:value="-18561.7348769321">
            <text:p>-18561.7</text:p>
          </table:table-cell>
          <table:table-cell office:value-type="float" office:value="82">
            <text:p>82</text:p>
          </table:table-cell>
          <table:table-cell office:value-type="float" office:value="187">
            <text:p>187</text:p>
          </table:table-cell>
          <table:table-cell office:value-type="float" office:value="30.4832713754647">
            <text:p>30.48</text:p>
          </table:table-cell>
          <table:table-cell office:value-type="float" office:value="1328.30074529987">
            <text:p>1328.3007452999</text:p>
          </table:table-cell>
          <table:table-cell office:value-type="float" office:value="6508.17572710285">
            <text:p>6508.1757271029</text:p>
          </table:table-cell>
          <table:table-cell office:value-type="float" office:value="3.3971405653283">
            <text:p>3.3971405653</text:p>
          </table:table-cell>
          <table:table-cell office:value-type="float" office:value="-671.608864534099">
            <text:p>-671.6088645341</text:p>
          </table:table-cell>
          <table:table-cell office:value-type="float" office:value="-0.93422177467437">
            <text:p>-0.9342217747</text:p>
          </table:table-cell>
          <table:table-cell office:value-type="float" office:value="-5648.39597560906">
            <text:p>-5648.3959756091</text:p>
          </table:table-cell>
          <table:table-cell office:value-type="float" office:value="-61.9709909044139">
            <text:p>-61.9709909044</text:p>
          </table:table-cell>
          <table:table-cell office:value-type="float" office:value="-53910.2400434902">
            <text:p>-53910.2400434902</text:p>
          </table:table-cell>
          <table:table-cell office:value-type="float" office:value="53910240.0434902">
            <text:p>53910240.0434902</text:p>
          </table:table-cell>
          <table:table-cell office:value-type="float" office:value="269.5">
            <text:p>269.5</text:p>
          </table:table-cell>
          <table:table-cell office:value-type="float" office:value="14">
            <text:p>14</text:p>
          </table:table-cell>
          <table:table-cell office:value-type="float" office:value="-73510.0828211039">
            <text:p>-73510.08282110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4165.781736</text:p>
          </table:table-cell>
          <table:table-cell office:value-type="float" office:value="-386.568754723837">
            <text:p>-386.6</text:p>
          </table:table-cell>
          <table:table-cell office:value-type="float" office:value="12683.3933928632">
            <text:p>12683.4</text:p>
          </table:table-cell>
          <table:table-cell office:value-type="float" office:value="0.126833933928632">
            <text:p>0.1</text:p>
          </table:table-cell>
          <table:table-cell office:value-type="float" office:value="12683.3933928632">
            <text:p>12683.4</text:p>
          </table:table-cell>
          <table:table-cell office:value-type="float" office:value="8818.95023918919">
            <text:p>8819.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0.2985074626866">
            <text:p>40.30</text:p>
          </table:table-cell>
          <table:table-cell office:value-type="float" office:value="3296.17446439805">
            <text:p>3296.1744643981</text:p>
          </table:table-cell>
          <table:table-cell office:value-type="float" office:value="9082.34411006974">
            <text:p>9082.3441100697</text:p>
          </table:table-cell>
          <table:table-cell office:value-type="float" office:value="33.4249701571389">
            <text:p>33.4249701571</text:p>
          </table:table-cell>
          <table:table-cell office:value-type="float" office:value="-1907.8329286471">
            <text:p>-1907.8329286471</text:p>
          </table:table-cell>
          <table:table-cell office:value-type="float" office:value="-4.5588556099101">
            <text:p>-4.5588556099</text:p>
          </table:table-cell>
          <table:table-cell office:value-type="float" office:value="-6022.10642206407">
            <text:p>-6022.1064220641</text:p>
          </table:table-cell>
          <table:table-cell office:value-type="float" office:value="189.304378997958">
            <text:p>189.304378998</text:p>
          </table:table-cell>
          <table:table-cell office:value-type="float" office:value="-13519.402796189">
            <text:p>-13519.402796189</text:p>
          </table:table-cell>
          <table:table-cell office:value-type="float" office:value="13519402.7961891">
            <text:p>13519402.7961891</text:p>
          </table:table-cell>
          <table:table-cell office:value-type="float" office:value="67.5">
            <text:p>67.5</text:p>
          </table:table-cell>
          <table:table-cell office:value-type="float" office:value="13">
            <text:p>13</text:p>
          </table:table-cell>
          <table:table-cell office:value-type="float" office:value="-69177.9499704682">
            <text:p>-69177.94997046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8097.1964328</text:p>
          </table:table-cell>
          <table:table-cell office:value-type="float" office:value="-365.498615780235">
            <text:p>-365.5</text:p>
          </table:table-cell>
          <table:table-cell office:value-type="float" office:value="28715.4815469502">
            <text:p>28715.5</text:p>
          </table:table-cell>
          <table:table-cell office:value-type="float" office:value="0.287154815469502">
            <text:p>0.3</text:p>
          </table:table-cell>
          <table:table-cell office:value-type="float" office:value="28715.4815469502">
            <text:p>28715.5</text:p>
          </table:table-cell>
          <table:table-cell office:value-type="float" office:value="27663.5723823663">
            <text:p>27663.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7.0786516853933">
            <text:p>37.08</text:p>
          </table:table-cell>
          <table:table-cell office:value-type="float" office:value="2996.89886730747">
            <text:p>2996.8988673075</text:p>
          </table:table-cell>
          <table:table-cell office:value-type="float" office:value="11524.6921568609">
            <text:p>11524.6921568609</text:p>
          </table:table-cell>
          <table:table-cell office:value-type="float" office:value="4.35692706085683">
            <text:p>4.3569270609</text:p>
          </table:table-cell>
          <table:table-cell office:value-type="float" office:value="-1253.25323346779">
            <text:p>-1253.2532334678</text:p>
          </table:table-cell>
          <table:table-cell office:value-type="float" office:value="-2.60704083227029">
            <text:p>-2.6070408323</text:p>
          </table:table-cell>
          <table:table-cell office:value-type="float" office:value="-5929.09519116969">
            <text:p>-5929.0951911697</text:p>
          </table:table-cell>
          <table:table-cell office:value-type="float" office:value="322.645860078093">
            <text:p>322.6458600781</text:p>
          </table:table-cell>
          <table:table-cell office:value-type="float" office:value="-17937.6531346816">
            <text:p>-17937.6531346816</text:p>
          </table:table-cell>
          <table:table-cell office:value-type="float" office:value="17937653.1346816">
            <text:p>17937653.1346816</text:p>
          </table:table-cell>
          <table:table-cell office:value-type="float" office:value="89.5">
            <text:p>89.5</text:p>
          </table:table-cell>
          <table:table-cell office:value-type="float" office:value="10">
            <text:p>10</text:p>
          </table:table-cell>
          <table:table-cell office:value-type="float" office:value="-54393.2395112304">
            <text:p>-54393.239511230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27:.D36])/COUNT([.D27:.D36])" office:value-type="float" office:value="-385.336769205582">
            <text:p>-385.3</text:p>
          </table:table-cell>
          <table:table-cell table:style-name="ce5" table:formula="of:=SUM([.E27:.E36])/COUNT([.E27:.E36])" office:value-type="float" office:value="18558.8108086899">
            <text:p>18558.8</text:p>
          </table:table-cell>
          <table:table-cell table:style-name="ce5" table:formula="of:=SUM([.F27:.F36])/COUNT([.F27:.F36])" office:value-type="float" office:value="0.185588108086899">
            <text:p>0.2</text:p>
          </table:table-cell>
          <table:table-cell table:style-name="ce5" table:formula="of:=SUM([.G27:.G36])/COUNT([.G27:.G36])" office:value-type="float" office:value="18558.8108086899">
            <text:p>18558.8</text:p>
          </table:table-cell>
          <table:table-cell table:style-name="ce5" table:formula="of:=SUM([.H27:.H36])/COUNT([.H27:.H36])" office:value-type="float" office:value="15512.8014413531">
            <text:p>15512.8</text:p>
          </table:table-cell>
          <table:table-cell table:style-name="ce6" table:formula="of:=SUM([.I27:.I36])/COUNT([.I27:.I36])" office:value-type="float" office:value="35.9">
            <text:p>36</text:p>
          </table:table-cell>
          <table:table-cell table:style-name="ce6" table:formula="of:=SUM([.J27:.J36])/COUNT([.J27:.J36])" office:value-type="float" office:value="59.2">
            <text:p>59</text:p>
          </table:table-cell>
          <table:table-cell table:style-name="ce9" table:formula="of:=SUM([.K27:.K36])/COUNT([.K27:.K36])" office:value-type="float" office:value="39.5590913541434">
            <text:p>39.56</text:p>
          </table:table-cell>
          <table:table-cell table:style-name="ce12"/>
          <table:table-cell table:style-name="ce2"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2966105.740632</text:p>
          </table:table-cell>
          <table:table-cell office:value-type="float" office:value="-1122.95959146273">
            <text:p>-1123.0</text:p>
          </table:table-cell>
          <table:table-cell office:value-type="float" office:value="-112509.871317404">
            <text:p>-112509.9</text:p>
          </table:table-cell>
          <table:table-cell office:value-type="float" office:value="-1.12509871317404">
            <text:p>-1.1</text:p>
          </table:table-cell>
          <table:table-cell office:value-type="float" office:value="-112509.871317403">
            <text:p>-112509.9</text:p>
          </table:table-cell>
          <table:table-cell office:value-type="float" office:value="-69238.5966659563">
            <text:p>-69238.6</text:p>
          </table:table-cell>
          <table:table-cell office:value-type="float" office:value="326">
            <text:p>326</text:p>
          </table:table-cell>
          <table:table-cell office:value-type="float" office:value="418">
            <text:p>418</text:p>
          </table:table-cell>
          <table:table-cell office:value-type="float" office:value="43.8172043010753">
            <text:p>43.82</text:p>
          </table:table-cell>
          <table:table-cell office:value-type="float" office:value="629.037442214883">
            <text:p>629.0374422149</text:p>
          </table:table-cell>
          <table:table-cell office:value-type="float" office:value="13815.3590233986">
            <text:p>13815.3590233986</text:p>
          </table:table-cell>
          <table:table-cell office:value-type="float" office:value="3.52209852312808">
            <text:p>3.5220985231</text:p>
          </table:table-cell>
          <table:table-cell office:value-type="float" office:value="-759.751381529797">
            <text:p>-759.7513815298</text:p>
          </table:table-cell>
          <table:table-cell office:value-type="float" office:value="-0.530707308251294">
            <text:p>-0.5307073083</text:p>
          </table:table-cell>
          <table:table-cell office:value-type="float" office:value="-3865.84249645093">
            <text:p>-3865.8424964509</text:p>
          </table:table-cell>
          <table:table-cell office:value-type="float" office:value="-151.22294531909">
            <text:p>-151.2229453191</text:p>
          </table:table-cell>
          <table:table-cell office:value-type="float" office:value="-148861.851980663">
            <text:p>-148861.851980663</text:p>
          </table:table-cell>
          <table:table-cell office:value-type="float" office:value="148861851.980663">
            <text:p>148861851.980663</text:p>
          </table:table-cell>
          <table:table-cell office:value-type="float" office:value="744.5">
            <text:p>744.5</text:p>
          </table:table-cell>
          <table:table-cell office:value-type="float" office:value="106">
            <text:p>106</text:p>
          </table:table-cell>
          <table:table-cell office:value-type="float" office:value="-239856.342357957">
            <text:p>-239856.34235795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2982250.068253</text:p>
          </table:table-cell>
          <table:table-cell office:value-type="float" office:value="-1864.83515421049">
            <text:p>-1864.8</text:p>
          </table:table-cell>
          <table:table-cell office:value-type="float" office:value="-186644.419613687">
            <text:p>-186644.4</text:p>
          </table:table-cell>
          <table:table-cell office:value-type="float" office:value="-1.86644419613687">
            <text:p>-1.9</text:p>
          </table:table-cell>
          <table:table-cell office:value-type="float" office:value="-186644.419613686">
            <text:p>-186644.4</text:p>
          </table:table-cell>
          <table:table-cell office:value-type="float" office:value="-85081.9471020736">
            <text:p>-85081.9</text:p>
          </table:table-cell>
          <table:table-cell office:value-type="float" office:value="415">
            <text:p>415</text:p>
          </table:table-cell>
          <table:table-cell office:value-type="float" office:value="725">
            <text:p>725</text:p>
          </table:table-cell>
          <table:table-cell office:value-type="float" office:value="36.4035087719298">
            <text:p>36.40</text:p>
          </table:table-cell>
          <table:table-cell office:value-type="float" office:value="439.613035800154">
            <text:p>439.6130358002</text:p>
          </table:table-cell>
          <table:table-cell office:value-type="float" office:value="4896.62033283908">
            <text:p>4896.6203328391</text:p>
          </table:table-cell>
          <table:table-cell office:value-type="float" office:value="0.427296640817076">
            <text:p>0.4272966408</text:p>
          </table:table-cell>
          <table:table-cell office:value-type="float" office:value="-509.081144097587">
            <text:p>-509.0811440976</text:p>
          </table:table-cell>
          <table:table-cell office:value-type="float" office:value="-0.676549756986787">
            <text:p>-0.676549757</text:p>
          </table:table-cell>
          <table:table-cell office:value-type="float" office:value="-2678.71943612469">
            <text:p>-2678.7194361247</text:p>
          </table:table-cell>
          <table:table-cell office:value-type="float" office:value="-163.723175099725">
            <text:p>-163.7231750997</text:p>
          </table:table-cell>
          <table:table-cell office:value-type="float" office:value="-228027.282863249">
            <text:p>-228027.282863249</text:p>
          </table:table-cell>
          <table:table-cell office:value-type="float" office:value="228027282.863249">
            <text:p>228027282.863249</text:p>
          </table:table-cell>
          <table:table-cell office:value-type="float" office:value="1140.5">
            <text:p>1140.5</text:p>
          </table:table-cell>
          <table:table-cell office:value-type="float" office:value="71">
            <text:p>71</text:p>
          </table:table-cell>
          <table:table-cell office:value-type="float" office:value="-159945.377830177">
            <text:p>-159945.3778301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2996401.1474712</text:p>
          </table:table-cell>
          <table:table-cell office:value-type="float" office:value="-2859.60208242694">
            <text:p>-2859.6</text:p>
          </table:table-cell>
          <table:table-cell office:value-type="float" office:value="-285807.086402077">
            <text:p>-285807.1</text:p>
          </table:table-cell>
          <table:table-cell office:value-type="float" office:value="-2.85807086402077">
            <text:p>-2.9</text:p>
          </table:table-cell>
          <table:table-cell office:value-type="float" office:value="-285807.086402077">
            <text:p>-285807.1</text:p>
          </table:table-cell>
          <table:table-cell office:value-type="float" office:value="-94473.5520754218">
            <text:p>-94473.6</text:p>
          </table:table-cell>
          <table:table-cell office:value-type="float" office:value="588">
            <text:p>588</text:p>
          </table:table-cell>
          <table:table-cell office:value-type="float" office:value="986">
            <text:p>986</text:p>
          </table:table-cell>
          <table:table-cell office:value-type="float" office:value="37.3570520965692">
            <text:p>37.36</text:p>
          </table:table-cell>
          <table:table-cell office:value-type="float" office:value="276.974598518791">
            <text:p>276.9745985188</text:p>
          </table:table-cell>
          <table:table-cell office:value-type="float" office:value="2003.16871647052">
            <text:p>2003.1687164705</text:p>
          </table:table-cell>
          <table:table-cell office:value-type="float" office:value="0.242073837682256">
            <text:p>0.2420738377</text:p>
          </table:table-cell>
          <table:table-cell office:value-type="float" office:value="-455.038692019398">
            <text:p>-455.0386920194</text:p>
          </table:table-cell>
          <table:table-cell office:value-type="float" office:value="-0.107073192310054">
            <text:p>-0.1070731923</text:p>
          </table:table-cell>
          <table:table-cell office:value-type="float" office:value="-3071.82404296826">
            <text:p>-3071.8240429683</text:p>
          </table:table-cell>
          <table:table-cell office:value-type="float" office:value="-181.580105719236">
            <text:p>-181.5801057192</text:p>
          </table:table-cell>
          <table:table-cell office:value-type="float" office:value="-314771.464377976">
            <text:p>-314771.464377976</text:p>
          </table:table-cell>
          <table:table-cell office:value-type="float" office:value="314771464.377976">
            <text:p>314771464.377976</text:p>
          </table:table-cell>
          <table:table-cell office:value-type="float" office:value="1574.5">
            <text:p>1574.5</text:p>
          </table:table-cell>
          <table:table-cell office:value-type="float" office:value="114">
            <text:p>114</text:p>
          </table:table-cell>
          <table:table-cell office:value-type="float" office:value="-255040.489639224">
            <text:p>-255040.48963922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010492.07361</text:p>
          </table:table-cell>
          <table:table-cell office:value-type="float" office:value="-672.852008449805">
            <text:p>-672.9</text:p>
          </table:table-cell>
          <table:table-cell office:value-type="float" office:value="-67346.3678539987">
            <text:p>-67346.4</text:p>
          </table:table-cell>
          <table:table-cell office:value-type="float" office:value="-0.673463678539987">
            <text:p>-0.7</text:p>
          </table:table-cell>
          <table:table-cell office:value-type="float" office:value="-67346.3678539986">
            <text:p>-67346.4</text:p>
          </table:table-cell>
          <table:table-cell office:value-type="float" office:value="-50047.9052834787">
            <text:p>-50047.9</text:p>
          </table:table-cell>
          <table:table-cell office:value-type="float" office:value="179">
            <text:p>179</text:p>
          </table:table-cell>
          <table:table-cell office:value-type="float" office:value="250">
            <text:p>250</text:p>
          </table:table-cell>
          <table:table-cell office:value-type="float" office:value="41.7249417249417">
            <text:p>41.72</text:p>
          </table:table-cell>
          <table:table-cell office:value-type="float" office:value="484.418134268309">
            <text:p>484.4181342683</text:p>
          </table:table-cell>
          <table:table-cell office:value-type="float" office:value="8515.93685912061">
            <text:p>8515.9368591206</text:p>
          </table:table-cell>
          <table:table-cell office:value-type="float" office:value="4.96629905021109">
            <text:p>4.9662990502</text:p>
          </table:table-cell>
          <table:table-cell office:value-type="float" office:value="-616.228855552104">
            <text:p>-616.2288555521</text:p>
          </table:table-cell>
          <table:table-cell office:value-type="float" office:value="-0.23676837781386">
            <text:p>-0.2367683778</text:p>
          </table:table-cell>
          <table:table-cell office:value-type="float" office:value="-2990.96838929708">
            <text:p>-2990.9683892971</text:p>
          </table:table-cell>
          <table:table-cell office:value-type="float" office:value="-156.984540452211">
            <text:p>-156.9845404522</text:p>
          </table:table-cell>
          <table:table-cell office:value-type="float" office:value="-85875.5291613073">
            <text:p>-85875.5291613073</text:p>
          </table:table-cell>
          <table:table-cell office:value-type="float" office:value="85875529.1613073">
            <text:p>85875529.1613073</text:p>
          </table:table-cell>
          <table:table-cell office:value-type="float" office:value="429.5">
            <text:p>429.5</text:p>
          </table:table-cell>
          <table:table-cell office:value-type="float" office:value="47">
            <text:p>47</text:p>
          </table:table-cell>
          <table:table-cell office:value-type="float" office:value="-104913.363484359">
            <text:p>-104913.36348435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025990.686374</text:p>
          </table:table-cell>
          <table:table-cell office:value-type="float" office:value="-942.496148969537">
            <text:p>-942.5</text:p>
          </table:table-cell>
          <table:table-cell office:value-type="float" office:value="-94239.1924255206">
            <text:p>-94239.2</text:p>
          </table:table-cell>
          <table:table-cell office:value-type="float" office:value="-0.942391924255205">
            <text:p>-0.9</text:p>
          </table:table-cell>
          <table:table-cell office:value-type="float" office:value="-94239.1924255206">
            <text:p>-94239.2</text:p>
          </table:table-cell>
          <table:table-cell office:value-type="float" office:value="-61742.7657134716">
            <text:p>-61742.8</text:p>
          </table:table-cell>
          <table:table-cell office:value-type="float" office:value="210">
            <text:p>210</text:p>
          </table:table-cell>
          <table:table-cell office:value-type="float" office:value="335">
            <text:p>335</text:p>
          </table:table-cell>
          <table:table-cell office:value-type="float" office:value="38.5321100917431">
            <text:p>38.53</text:p>
          </table:table-cell>
          <table:table-cell office:value-type="float" office:value="420.056829102065">
            <text:p>420.0568291021</text:p>
          </table:table-cell>
          <table:table-cell office:value-type="float" office:value="3431.12564806407">
            <text:p>3431.1256480641</text:p>
          </table:table-cell>
          <table:table-cell office:value-type="float" office:value="5.44127940307953">
            <text:p>5.4412794031</text:p>
          </table:table-cell>
          <table:table-cell office:value-type="float" office:value="-544.63022846852">
            <text:p>-544.6302284685</text:p>
          </table:table-cell>
          <table:table-cell office:value-type="float" office:value="-1.33394057053374">
            <text:p>-1.3339405705</text:p>
          </table:table-cell>
          <table:table-cell office:value-type="float" office:value="-2978.42841190992">
            <text:p>-2978.4284119099</text:p>
          </table:table-cell>
          <table:table-cell office:value-type="float" office:value="-172.915949404625">
            <text:p>-172.9159494046</text:p>
          </table:table-cell>
          <table:table-cell office:value-type="float" office:value="-109060.221028603">
            <text:p>-109060.221028603</text:p>
          </table:table-cell>
          <table:table-cell office:value-type="float" office:value="109060221.028603">
            <text:p>109060221.028603</text:p>
          </table:table-cell>
          <table:table-cell office:value-type="float" office:value="545.5">
            <text:p>545.5</text:p>
          </table:table-cell>
          <table:table-cell office:value-type="float" office:value="47">
            <text:p>47</text:p>
          </table:table-cell>
          <table:table-cell office:value-type="float" office:value="-105645.498142339">
            <text:p>-105645.4981423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071220.283385</text:p>
          </table:table-cell>
          <table:table-cell office:value-type="float" office:value="-1864.15633681627">
            <text:p>-1864.2</text:p>
          </table:table-cell>
          <table:table-cell office:value-type="float" office:value="-186400.223134636">
            <text:p>-186400.2</text:p>
          </table:table-cell>
          <table:table-cell office:value-type="float" office:value="-1.86400223134636">
            <text:p>-1.9</text:p>
          </table:table-cell>
          <table:table-cell office:value-type="float" office:value="-186400.223134636">
            <text:p>-186400.2</text:p>
          </table:table-cell>
          <table:table-cell office:value-type="float" office:value="-85108.1055747493">
            <text:p>-85108.1</text:p>
          </table:table-cell>
          <table:table-cell office:value-type="float" office:value="401">
            <text:p>401</text:p>
          </table:table-cell>
          <table:table-cell office:value-type="float" office:value="639">
            <text:p>639</text:p>
          </table:table-cell>
          <table:table-cell office:value-type="float" office:value="38.5576923076923">
            <text:p>38.56</text:p>
          </table:table-cell>
          <table:table-cell office:value-type="float" office:value="472.892357526441">
            <text:p>472.8923575264</text:p>
          </table:table-cell>
          <table:table-cell office:value-type="float" office:value="4180.99572871027">
            <text:p>4180.9957287103</text:p>
          </table:table-cell>
          <table:table-cell office:value-type="float" office:value="0.261002014987753">
            <text:p>0.261002015</text:p>
          </table:table-cell>
          <table:table-cell office:value-type="float" office:value="-588.466445231204">
            <text:p>-588.4664452312</text:p>
          </table:table-cell>
          <table:table-cell office:value-type="float" office:value="-1.20155071331828">
            <text:p>-1.2015507133</text:p>
          </table:table-cell>
          <table:table-cell office:value-type="float" office:value="-3877.32233981573">
            <text:p>-3877.3223398157</text:p>
          </table:table-cell>
          <table:table-cell office:value-type="float" office:value="-179.230983783304">
            <text:p>-179.2309837833</text:p>
          </table:table-cell>
          <table:table-cell office:value-type="float" office:value="-208017.51729416">
            <text:p>-208017.51729416</text:p>
          </table:table-cell>
          <table:table-cell office:value-type="float" office:value="208017517.29416">
            <text:p>208017517.29416</text:p>
          </table:table-cell>
          <table:table-cell office:value-type="float" office:value="1040.5">
            <text:p>1040.5</text:p>
          </table:table-cell>
          <table:table-cell office:value-type="float" office:value="94">
            <text:p>94</text:p>
          </table:table-cell>
          <table:table-cell office:value-type="float" office:value="-210273.876230556">
            <text:p>-210273.8762305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084383.081981</text:p>
          </table:table-cell>
          <table:table-cell office:value-type="float" office:value="-1334.04886200488">
            <text:p>-1334.0</text:p>
          </table:table-cell>
          <table:table-cell office:value-type="float" office:value="-133522.721434499">
            <text:p>-133522.7</text:p>
          </table:table-cell>
          <table:table-cell office:value-type="float" office:value="-1.33522721434499">
            <text:p>-1.3</text:p>
          </table:table-cell>
          <table:table-cell office:value-type="float" office:value="-133522.721434499">
            <text:p>-133522.7</text:p>
          </table:table-cell>
          <table:table-cell office:value-type="float" office:value="-74711.6081126585">
            <text:p>-74711.6</text:p>
          </table:table-cell>
          <table:table-cell office:value-type="float" office:value="412">
            <text:p>412</text:p>
          </table:table-cell>
          <table:table-cell office:value-type="float" office:value="487">
            <text:p>487</text:p>
          </table:table-cell>
          <table:table-cell office:value-type="float" office:value="45.8286985539488">
            <text:p>45.83</text:p>
          </table:table-cell>
          <table:table-cell office:value-type="float" office:value="469.295684953353">
            <text:p>469.2956849534</text:p>
          </table:table-cell>
          <table:table-cell office:value-type="float" office:value="6249.86212082287">
            <text:p>6249.8621208229</text:p>
          </table:table-cell>
          <table:table-cell office:value-type="float" office:value="1.48031115288904">
            <text:p>1.4803111529</text:p>
          </table:table-cell>
          <table:table-cell office:value-type="float" office:value="-671.196188162793">
            <text:p>-671.1961881628</text:p>
          </table:table-cell>
          <table:table-cell office:value-type="float" office:value="-0.494570324299275">
            <text:p>-0.4945703243</text:p>
          </table:table-cell>
          <table:table-cell office:value-type="float" office:value="-2763.44997218031">
            <text:p>-2763.4499721803</text:p>
          </table:table-cell>
          <table:table-cell office:value-type="float" office:value="-148.52360560011">
            <text:p>-148.5236056001</text:p>
          </table:table-cell>
          <table:table-cell office:value-type="float" office:value="-179856.333612177">
            <text:p>-179856.333612177</text:p>
          </table:table-cell>
          <table:table-cell office:value-type="float" office:value="179856333.612178">
            <text:p>179856333.612178</text:p>
          </table:table-cell>
          <table:table-cell office:value-type="float" office:value="899.5">
            <text:p>899.5</text:p>
          </table:table-cell>
          <table:table-cell office:value-type="float" office:value="107">
            <text:p>107</text:p>
          </table:table-cell>
          <table:table-cell office:value-type="float" office:value="-239038.053164247">
            <text:p>-239038.0531642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096233.460335</text:p>
          </table:table-cell>
          <table:table-cell office:value-type="float" office:value="-1683.43510107156">
            <text:p>-1683.4</text:p>
          </table:table-cell>
          <table:table-cell office:value-type="float" office:value="-168423.72111577">
            <text:p>-168423.7</text:p>
          </table:table-cell>
          <table:table-cell office:value-type="float" office:value="-1.6842372111577">
            <text:p>-1.7</text:p>
          </table:table-cell>
          <table:table-cell office:value-type="float" office:value="-168423.72111577">
            <text:p>-168423.7</text:p>
          </table:table-cell>
          <table:table-cell office:value-type="float" office:value="-82095.3981952117">
            <text:p>-82095.4</text:p>
          </table:table-cell>
          <table:table-cell office:value-type="float" office:value="402">
            <text:p>402</text:p>
          </table:table-cell>
          <table:table-cell office:value-type="float" office:value="550">
            <text:p>550</text:p>
          </table:table-cell>
          <table:table-cell office:value-type="float" office:value="42.2268907563025">
            <text:p>42.23</text:p>
          </table:table-cell>
          <table:table-cell office:value-type="float" office:value="402.352397030818">
            <text:p>402.3523970308</text:p>
          </table:table-cell>
          <table:table-cell office:value-type="float" office:value="2793.26235460595">
            <text:p>2793.262354606</text:p>
          </table:table-cell>
          <table:table-cell office:value-type="float" office:value="2.73185663412733">
            <text:p>2.7318566341</text:p>
          </table:table-cell>
          <table:table-cell office:value-type="float" office:value="-600.307972222108">
            <text:p>-600.3079722221</text:p>
          </table:table-cell>
          <table:table-cell office:value-type="float" office:value="-2.86685925770144">
            <text:p>-2.8668592577</text:p>
          </table:table-cell>
          <table:table-cell office:value-type="float" office:value="-3877.32233981573">
            <text:p>-3877.3223398157</text:p>
          </table:table-cell>
          <table:table-cell office:value-type="float" office:value="-176.915673440935">
            <text:p>-176.9156734409</text:p>
          </table:table-cell>
          <table:table-cell office:value-type="float" office:value="-190426.702981866">
            <text:p>-190426.702981866</text:p>
          </table:table-cell>
          <table:table-cell office:value-type="float" office:value="190426702.981866">
            <text:p>190426702.981866</text:p>
          </table:table-cell>
          <table:table-cell office:value-type="float" office:value="952.5">
            <text:p>952.5</text:p>
          </table:table-cell>
          <table:table-cell office:value-type="float" office:value="104">
            <text:p>104</text:p>
          </table:table-cell>
          <table:table-cell office:value-type="float" office:value="-233914.781687111">
            <text:p>-233914.7816871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141837.9374871</text:p>
          </table:table-cell>
          <table:table-cell office:value-type="float" office:value="-1648.75685666719">
            <text:p>-1648.8</text:p>
          </table:table-cell>
          <table:table-cell office:value-type="float" office:value="-164565.10678709">
            <text:p>-164565.1</text:p>
          </table:table-cell>
          <table:table-cell office:value-type="float" office:value="-1.6456510678709">
            <text:p>-1.6</text:p>
          </table:table-cell>
          <table:table-cell office:value-type="float" office:value="-164565.106787091">
            <text:p>-164565.1</text:p>
          </table:table-cell>
          <table:table-cell office:value-type="float" office:value="-81287.5241524063">
            <text:p>-81287.5</text:p>
          </table:table-cell>
          <table:table-cell office:value-type="float" office:value="354">
            <text:p>354</text:p>
          </table:table-cell>
          <table:table-cell office:value-type="float" office:value="478">
            <text:p>478</text:p>
          </table:table-cell>
          <table:table-cell office:value-type="float" office:value="42.5480769230769">
            <text:p>42.55</text:p>
          </table:table-cell>
          <table:table-cell office:value-type="float" office:value="364.829542895439">
            <text:p>364.8295428954</text:p>
          </table:table-cell>
          <table:table-cell office:value-type="float" office:value="3554.24689442903">
            <text:p>3554.246894429</text:p>
          </table:table-cell>
          <table:table-cell office:value-type="float" office:value="0.690471181180328">
            <text:p>0.6904711812</text:p>
          </table:table-cell>
          <table:table-cell office:value-type="float" office:value="-614.466035506436">
            <text:p>-614.4660355064</text:p>
          </table:table-cell>
          <table:table-cell office:value-type="float" office:value="-0.330782995093614">
            <text:p>-0.3307829951</text:p>
          </table:table-cell>
          <table:table-cell office:value-type="float" office:value="-2801.57520173534">
            <text:p>-2801.5752017353</text:p>
          </table:table-cell>
          <table:table-cell office:value-type="float" office:value="-197.794599503715">
            <text:p>-197.7945995037</text:p>
          </table:table-cell>
          <table:table-cell office:value-type="float" office:value="-166418.55344666">
            <text:p>-166418.55344666</text:p>
          </table:table-cell>
          <table:table-cell office:value-type="float" office:value="166418553.44666">
            <text:p>166418553.44666</text:p>
          </table:table-cell>
          <table:table-cell office:value-type="float" office:value="832.5">
            <text:p>832.5</text:p>
          </table:table-cell>
          <table:table-cell office:value-type="float" office:value="86">
            <text:p>86</text:p>
          </table:table-cell>
          <table:table-cell office:value-type="float" office:value="-191208.371454609">
            <text:p>-191208.37145460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50000_512_1000000_0.99_RMSprop_CELU_512|256|64|32_Liner-actin-Liner-actin-Liner-actin-Liner-actin-Liner_1_1723173554.4981499</text:p>
          </table:table-cell>
          <table:table-cell office:value-type="float" office:value="-2153.10066865773">
            <text:p>-2153.1</text:p>
          </table:table-cell>
          <table:table-cell office:value-type="float" office:value="-215258.493773744">
            <text:p>-215258.5</text:p>
          </table:table-cell>
          <table:table-cell office:value-type="float" office:value="-2.15258493773744">
            <text:p>-2.2</text:p>
          </table:table-cell>
          <table:table-cell office:value-type="float" office:value="-215258.493773744">
            <text:p>-215258.5</text:p>
          </table:table-cell>
          <table:table-cell office:value-type="float" office:value="-88775.4073604371">
            <text:p>-88775.4</text:p>
          </table:table-cell>
          <table:table-cell office:value-type="float" office:value="496">
            <text:p>496</text:p>
          </table:table-cell>
          <table:table-cell office:value-type="float" office:value="710">
            <text:p>710</text:p>
          </table:table-cell>
          <table:table-cell office:value-type="float" office:value="41.1276948590381">
            <text:p>41.13</text:p>
          </table:table-cell>
          <table:table-cell office:value-type="float" office:value="316.125538265904">
            <text:p>316.1255382659</text:p>
          </table:table-cell>
          <table:table-cell office:value-type="float" office:value="2041.08522429838">
            <text:p>2041.0852242984</text:p>
          </table:table-cell>
          <table:table-cell office:value-type="float" office:value="0.876166088390164">
            <text:p>0.8761660884</text:p>
          </table:table-cell>
          <table:table-cell office:value-type="float" office:value="-524.023606695258">
            <text:p>-524.0236066953</text:p>
          </table:table-cell>
          <table:table-cell office:value-type="float" office:value="-0.276806752604898">
            <text:p>-0.2768067526</text:p>
          </table:table-cell>
          <table:table-cell office:value-type="float" office:value="-3256.38690740695">
            <text:p>-3256.386907407</text:p>
          </table:table-cell>
          <table:table-cell office:value-type="float" office:value="-178.489629994813">
            <text:p>-178.4896299948</text:p>
          </table:table-cell>
          <table:table-cell office:value-type="float" office:value="-241205.246752979">
            <text:p>-241205.246752979</text:p>
          </table:table-cell>
          <table:table-cell office:value-type="float" office:value="241205246.752979">
            <text:p>241205246.752979</text:p>
          </table:table-cell>
          <table:table-cell office:value-type="float" office:value="1206.5">
            <text:p>1206.5</text:p>
          </table:table-cell>
          <table:table-cell office:value-type="float" office:value="101">
            <text:p>101</text:p>
          </table:table-cell>
          <table:table-cell office:value-type="float" office:value="-227140.099962223">
            <text:p>-227140.09996222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5" table:formula="of:=SUM([.D40:.D49])/COUNT([.D40:.D49])" office:value-type="float" office:value="-1614.62428107371">
            <text:p>-1614.6</text:p>
          </table:table-cell>
          <table:table-cell table:style-name="ce5" table:formula="of:=SUM([.E40:.E49])/COUNT([.E40:.E49])" office:value-type="float" office:value="-161471.720385843">
            <text:p>-161471.7</text:p>
          </table:table-cell>
          <table:table-cell table:style-name="ce5" table:formula="of:=SUM([.F40:.F49])/COUNT([.F40:.F49])" office:value-type="float" office:value="-1.61471720385843">
            <text:p>-1.6</text:p>
          </table:table-cell>
          <table:table-cell table:style-name="ce5" table:formula="of:=SUM([.G40:.G49])/COUNT([.G40:.G49])" office:value-type="float" office:value="-161471.720385843">
            <text:p>-161471.7</text:p>
          </table:table-cell>
          <table:table-cell table:style-name="ce5" table:formula="of:=SUM([.H40:.H49])/COUNT([.H40:.H49])" office:value-type="float" office:value="-77256.2810235865">
            <text:p>-77256.3</text:p>
          </table:table-cell>
          <table:table-cell table:style-name="ce6" table:formula="of:=SUM([.I40:.I49])/COUNT([.I40:.I49])" office:value-type="float" office:value="378.3">
            <text:p>378</text:p>
          </table:table-cell>
          <table:table-cell table:style-name="ce6" table:formula="of:=SUM([.J40:.J49])/COUNT([.J40:.J49])" office:value-type="float" office:value="557.8">
            <text:p>558</text:p>
          </table:table-cell>
          <table:table-cell table:style-name="ce9" table:formula="of:=SUM([.K40:.K49])/COUNT([.K40:.K49])" office:value-type="float" office:value="40.8123870386318">
            <text:p>40.81</text:p>
          </table:table-cell>
          <table:table-cell table:style-name="ce12"/>
          <table:table-cell table:style-name="ce2" table:number-columns-repeated="1012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797499.393569</text:p>
          </table:table-cell>
          <table:table-cell office:value-type="float" office:value="-1857.45902703436">
            <text:p>-1857.5</text:p>
          </table:table-cell>
          <table:table-cell office:value-type="float" office:value="-184888.388453489">
            <text:p>-184888.4</text:p>
          </table:table-cell>
          <table:table-cell office:value-type="float" office:value="-1.84888388453489">
            <text:p>-1.8</text:p>
          </table:table-cell>
          <table:table-cell office:value-type="float" office:value="-184888.388453489">
            <text:p>-184888.4</text:p>
          </table:table-cell>
          <table:table-cell office:value-type="float" office:value="-84948.4645935269">
            <text:p>-84948.5</text:p>
          </table:table-cell>
          <table:table-cell office:value-type="float" office:value="675">
            <text:p>675</text:p>
          </table:table-cell>
          <table:table-cell office:value-type="float" office:value="358">
            <text:p>358</text:p>
          </table:table-cell>
          <table:table-cell office:value-type="float" office:value="65.3436592449177">
            <text:p>65.34</text:p>
          </table:table-cell>
          <table:table-cell office:value-type="float" office:value="263.779335380694">
            <text:p>263.7793353807</text:p>
          </table:table-cell>
          <table:table-cell office:value-type="float" office:value="1698.00830788974">
            <text:p>1698.0083078897</text:p>
          </table:table-cell>
          <table:table-cell office:value-type="float" office:value="0.122239615069702">
            <text:p>0.1222396151</text:p>
          </table:table-cell>
          <table:table-cell office:value-type="float" office:value="-1013.79731797614">
            <text:p>-1013.7973179761</text:p>
          </table:table-cell>
          <table:table-cell office:value-type="float" office:value="-0.20812778621621">
            <text:p>-0.2081277862</text:p>
          </table:table-cell>
          <table:table-cell office:value-type="float" office:value="-4494.89423373045">
            <text:p>-4494.8942337305</text:p>
          </table:table-cell>
          <table:table-cell office:value-type="float" office:value="-178.981983014026">
            <text:p>-178.981983014</text:p>
          </table:table-cell>
          <table:table-cell office:value-type="float" office:value="-206618.329941488">
            <text:p>-206618.329941488</text:p>
          </table:table-cell>
          <table:table-cell office:value-type="float" office:value="206618329.941488">
            <text:p>206618329.941488</text:p>
          </table:table-cell>
          <table:table-cell office:value-type="float" office:value="1033.5">
            <text:p>1033.5</text:p>
          </table:table-cell>
          <table:table-cell office:value-type="float" office:value="152">
            <text:p>152</text:p>
          </table:table-cell>
          <table:table-cell office:value-type="float" office:value="-344920.390693217">
            <text:p>-344920.39069321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11729.06588</text:p>
          </table:table-cell>
          <table:table-cell office:value-type="float" office:value="-2149.67812296713">
            <text:p>-2149.7</text:p>
          </table:table-cell>
          <table:table-cell office:value-type="float" office:value="-213972.918217652">
            <text:p>-213972.9</text:p>
          </table:table-cell>
          <table:table-cell office:value-type="float" office:value="-2.13972918217652">
            <text:p>-2.1</text:p>
          </table:table-cell>
          <table:table-cell office:value-type="float" office:value="-213972.918217652">
            <text:p>-213972.9</text:p>
          </table:table-cell>
          <table:table-cell office:value-type="float" office:value="-88582.0347996784">
            <text:p>-88582.0</text:p>
          </table:table-cell>
          <table:table-cell office:value-type="float" office:value="493">
            <text:p>493</text:p>
          </table:table-cell>
          <table:table-cell office:value-type="float" office:value="608">
            <text:p>608</text:p>
          </table:table-cell>
          <table:table-cell office:value-type="float" office:value="44.7774750227066">
            <text:p>44.78</text:p>
          </table:table-cell>
          <table:table-cell office:value-type="float" office:value="175.764218073881">
            <text:p>175.7642180739</text:p>
          </table:table-cell>
          <table:table-cell office:value-type="float" office:value="1077.86541957154">
            <text:p>1077.8654195715</text:p>
          </table:table-cell>
          <table:table-cell office:value-type="float" office:value="0.100200400804169">
            <text:p>0.1002004008</text:p>
          </table:table-cell>
          <table:table-cell office:value-type="float" office:value="-494.448483105387">
            <text:p>-494.4484831054</text:p>
          </table:table-cell>
          <table:table-cell office:value-type="float" office:value="-0.120023381867213">
            <text:p>-0.1200233819</text:p>
          </table:table-cell>
          <table:table-cell office:value-type="float" office:value="-4494.89423373045">
            <text:p>-4494.8942337305</text:p>
          </table:table-cell>
          <table:table-cell office:value-type="float" office:value="-194.344158235833">
            <text:p>-194.3441582358</text:p>
          </table:table-cell>
          <table:table-cell office:value-type="float" office:value="-220096.023104887">
            <text:p>-220096.023104887</text:p>
          </table:table-cell>
          <table:table-cell office:value-type="float" office:value="220096023.104887">
            <text:p>220096023.104887</text:p>
          </table:table-cell>
          <table:table-cell office:value-type="float" office:value="1101">
            <text:p>1101</text:p>
          </table:table-cell>
          <table:table-cell office:value-type="float" office:value="107">
            <text:p>107</text:p>
          </table:table-cell>
          <table:table-cell office:value-type="float" office:value="-242638.620701994">
            <text:p>-242638.6207019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24989.6666949</text:p>
          </table:table-cell>
          <table:table-cell office:value-type="float" office:value="-3627.22741040422">
            <text:p>-3627.2</text:p>
          </table:table-cell>
          <table:table-cell office:value-type="float" office:value="-361147.919486202">
            <text:p>-361147.9</text:p>
          </table:table-cell>
          <table:table-cell office:value-type="float" office:value="-3.61147919486203">
            <text:p>-3.6</text:p>
          </table:table-cell>
          <table:table-cell office:value-type="float" office:value="-361147.919486202">
            <text:p>-361147.9</text:p>
          </table:table-cell>
          <table:table-cell office:value-type="float" office:value="-97419.5446150766">
            <text:p>-97419.5</text:p>
          </table:table-cell>
          <table:table-cell office:value-type="float" office:value="784">
            <text:p>784</text:p>
          </table:table-cell>
          <table:table-cell office:value-type="float" office:value="1169">
            <text:p>1169</text:p>
          </table:table-cell>
          <table:table-cell office:value-type="float" office:value="40.1433691756272">
            <text:p>40.14</text:p>
          </table:table-cell>
          <table:table-cell office:value-type="float" office:value="149.147015156475">
            <text:p>149.1470151565</text:p>
          </table:table-cell>
          <table:table-cell office:value-type="float" office:value="1077.86541957154">
            <text:p>1077.8654195715</text:p>
          </table:table-cell>
          <table:table-cell office:value-type="float" office:value="0.0195060662226751">
            <text:p>0.0195060662</text:p>
          </table:table-cell>
          <table:table-cell office:value-type="float" office:value="-408.964225294165">
            <text:p>-408.9642252942</text:p>
          </table:table-cell>
          <table:table-cell office:value-type="float" office:value="-0.179061575239757">
            <text:p>-0.1790615752</text:p>
          </table:table-cell>
          <table:table-cell office:value-type="float" office:value="-4494.89423373045">
            <text:p>-4494.8942337305</text:p>
          </table:table-cell>
          <table:table-cell office:value-type="float" office:value="-184.919569629392">
            <text:p>-184.9195696294</text:p>
          </table:table-cell>
          <table:table-cell office:value-type="float" office:value="-390533.986066581">
            <text:p>-390533.986066581</text:p>
          </table:table-cell>
          <table:table-cell office:value-type="float" office:value="390533986.06658">
            <text:p>390533986.06658</text:p>
          </table:table-cell>
          <table:table-cell office:value-type="float" office:value="1953.5">
            <text:p>1953.5</text:p>
          </table:table-cell>
          <table:table-cell office:value-type="float" office:value="166">
            <text:p>166</text:p>
          </table:table-cell>
          <table:table-cell office:value-type="float" office:value="-373661.761789774">
            <text:p>-373661.7617897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40055.362389</text:p>
          </table:table-cell>
          <table:table-cell office:value-type="float" office:value="-2939.69589029001">
            <text:p>-2939.7</text:p>
          </table:table-cell>
          <table:table-cell office:value-type="float" office:value="-292646.660781981">
            <text:p>-292646.7</text:p>
          </table:table-cell>
          <table:table-cell office:value-type="float" office:value="-2.92646660781981">
            <text:p>-2.9</text:p>
          </table:table-cell>
          <table:table-cell office:value-type="float" office:value="-292646.660781981">
            <text:p>-292646.7</text:p>
          </table:table-cell>
          <table:table-cell office:value-type="float" office:value="-94882.508958832">
            <text:p>-94882.5</text:p>
          </table:table-cell>
          <table:table-cell office:value-type="float" office:value="831">
            <text:p>831</text:p>
          </table:table-cell>
          <table:table-cell office:value-type="float" office:value="759">
            <text:p>759</text:p>
          </table:table-cell>
          <table:table-cell office:value-type="float" office:value="52.2641509433962">
            <text:p>52.26</text:p>
          </table:table-cell>
          <table:table-cell office:value-type="float" office:value="167.422814946484">
            <text:p>167.4228149465</text:p>
          </table:table-cell>
          <table:table-cell office:value-type="float" office:value="1077.86541957154">
            <text:p>1077.8654195715</text:p>
          </table:table-cell>
          <table:table-cell office:value-type="float" office:value="0.0195060662226751">
            <text:p>0.0195060662</text:p>
          </table:table-cell>
          <table:table-cell office:value-type="float" office:value="-568.873544140328">
            <text:p>-568.8735441403</text:p>
          </table:table-cell>
          <table:table-cell office:value-type="float" office:value="-0.20812778621621">
            <text:p>-0.2081277862</text:p>
          </table:table-cell>
          <table:table-cell office:value-type="float" office:value="-4494.89423373045">
            <text:p>-4494.8942337305</text:p>
          </table:table-cell>
          <table:table-cell office:value-type="float" office:value="-184.054503636466">
            <text:p>-184.0545036365</text:p>
          </table:table-cell>
          <table:table-cell office:value-type="float" office:value="-317966.219558777">
            <text:p>-317966.219558777</text:p>
          </table:table-cell>
          <table:table-cell office:value-type="float" office:value="317966219.558777">
            <text:p>317966219.558777</text:p>
          </table:table-cell>
          <table:table-cell office:value-type="float" office:value="1590.5">
            <text:p>1590.5</text:p>
          </table:table-cell>
          <table:table-cell office:value-type="float" office:value="167">
            <text:p>167</text:p>
          </table:table-cell>
          <table:table-cell office:value-type="float" office:value="-375769.648078533">
            <text:p>-375769.6480785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54651.361525</text:p>
          </table:table-cell>
          <table:table-cell office:value-type="float" office:value="-2414.52579728275">
            <text:p>-2414.5</text:p>
          </table:table-cell>
          <table:table-cell office:value-type="float" office:value="-240238.735626612">
            <text:p>-240238.7</text:p>
          </table:table-cell>
          <table:table-cell office:value-type="float" office:value="-2.40238735626612">
            <text:p>-2.4</text:p>
          </table:table-cell>
          <table:table-cell office:value-type="float" office:value="-240238.735626612">
            <text:p>-240238.7</text:p>
          </table:table-cell>
          <table:table-cell office:value-type="float" office:value="-91313.4183807905">
            <text:p>-91313.4</text:p>
          </table:table-cell>
          <table:table-cell office:value-type="float" office:value="633">
            <text:p>633</text:p>
          </table:table-cell>
          <table:table-cell office:value-type="float" office:value="492">
            <text:p>492</text:p>
          </table:table-cell>
          <table:table-cell office:value-type="float" office:value="56.2666666666667">
            <text:p>56.27</text:p>
          </table:table-cell>
          <table:table-cell office:value-type="float" office:value="196.566969150181">
            <text:p>196.5669691502</text:p>
          </table:table-cell>
          <table:table-cell office:value-type="float" office:value="1236.00466564174">
            <text:p>1236.0046656417</text:p>
          </table:table-cell>
          <table:table-cell office:value-type="float" office:value="0.572590401803609">
            <text:p>0.5725904018</text:p>
          </table:table-cell>
          <table:table-cell office:value-type="float" office:value="-741.19029898105">
            <text:p>-741.1902989811</text:p>
          </table:table-cell>
          <table:table-cell office:value-type="float" office:value="-0.20812778621621">
            <text:p>-0.2081277862</text:p>
          </table:table-cell>
          <table:table-cell office:value-type="float" office:value="-4494.89423373045">
            <text:p>-4494.8942337305</text:p>
          </table:table-cell>
          <table:table-cell office:value-type="float" office:value="-213.545542779211">
            <text:p>-213.5455427792</text:p>
          </table:table-cell>
          <table:table-cell office:value-type="float" office:value="-224972.133397771">
            <text:p>-224972.133397771</text:p>
          </table:table-cell>
          <table:table-cell office:value-type="float" office:value="224972133.397771">
            <text:p>224972133.397771</text:p>
          </table:table-cell>
          <table:table-cell office:value-type="float" office:value="1125.5">
            <text:p>1125.5</text:p>
          </table:table-cell>
          <table:table-cell office:value-type="float" office:value="145">
            <text:p>145</text:p>
          </table:table-cell>
          <table:table-cell office:value-type="float" office:value="-328963.060673008">
            <text:p>-328963.0606730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72042.135894</text:p>
          </table:table-cell>
          <table:table-cell office:value-type="float" office:value="-2971.50047468814">
            <text:p>-2971.5</text:p>
          </table:table-cell>
          <table:table-cell office:value-type="float" office:value="-295818.501631084">
            <text:p>-295818.5</text:p>
          </table:table-cell>
          <table:table-cell office:value-type="float" office:value="-2.95818501631084">
            <text:p>-3.0</text:p>
          </table:table-cell>
          <table:table-cell office:value-type="float" office:value="-295818.501631083">
            <text:p>-295818.5</text:p>
          </table:table-cell>
          <table:table-cell office:value-type="float" office:value="-95009.420973497">
            <text:p>-95009.4</text:p>
          </table:table-cell>
          <table:table-cell office:value-type="float" office:value="691">
            <text:p>691</text:p>
          </table:table-cell>
          <table:table-cell office:value-type="float" office:value="945">
            <text:p>945</text:p>
          </table:table-cell>
          <table:table-cell office:value-type="float" office:value="42.2371638141809">
            <text:p>42.24</text:p>
          </table:table-cell>
          <table:table-cell office:value-type="float" office:value="153.373066807385">
            <text:p>153.3730668074</text:p>
          </table:table-cell>
          <table:table-cell office:value-type="float" office:value="1698.00830788974">
            <text:p>1698.0083078897</text:p>
          </table:table-cell>
          <table:table-cell office:value-type="float" office:value="0.137908126576804">
            <text:p>0.1379081266</text:p>
          </table:table-cell>
          <table:table-cell office:value-type="float" office:value="-425.184434703689">
            <text:p>-425.1844347037</text:p>
          </table:table-cell>
          <table:table-cell office:value-type="float" office:value="-0.14162028755527">
            <text:p>-0.1416202876</text:p>
          </table:table-cell>
          <table:table-cell office:value-type="float" office:value="-4494.89423373045">
            <text:p>-4494.8942337305</text:p>
          </table:table-cell>
          <table:table-cell office:value-type="float" office:value="-180.818155031225">
            <text:p>-180.8181550312</text:p>
          </table:table-cell>
          <table:table-cell office:value-type="float" office:value="-327167.649147516">
            <text:p>-327167.649147516</text:p>
          </table:table-cell>
          <table:table-cell office:value-type="float" office:value="327167649.147516">
            <text:p>327167649.147516</text:p>
          </table:table-cell>
          <table:table-cell office:value-type="float" office:value="1636.5">
            <text:p>1636.5</text:p>
          </table:table-cell>
          <table:table-cell office:value-type="float" office:value="141">
            <text:p>141</text:p>
          </table:table-cell>
          <table:table-cell office:value-type="float" office:value="-317399.955315229">
            <text:p>-317399.95531522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886750.8713112</text:p>
          </table:table-cell>
          <table:table-cell office:value-type="float" office:value="-2594.90924936293">
            <text:p>-2594.9</text:p>
          </table:table-cell>
          <table:table-cell office:value-type="float" office:value="-258276.316904568">
            <text:p>-258276.3</text:p>
          </table:table-cell>
          <table:table-cell office:value-type="float" office:value="-2.58276316904568">
            <text:p>-2.6</text:p>
          </table:table-cell>
          <table:table-cell office:value-type="float" office:value="-258276.316904568">
            <text:p>-258276.3</text:p>
          </table:table-cell>
          <table:table-cell office:value-type="float" office:value="-92777.42563324">
            <text:p>-92777.4</text:p>
          </table:table-cell>
          <table:table-cell office:value-type="float" office:value="756">
            <text:p>756</text:p>
          </table:table-cell>
          <table:table-cell office:value-type="float" office:value="603">
            <text:p>603</text:p>
          </table:table-cell>
          <table:table-cell office:value-type="float" office:value="55.6291390728477">
            <text:p>55.63</text:p>
          </table:table-cell>
          <table:table-cell office:value-type="float" office:value="189.615134213123">
            <text:p>189.6151342131</text:p>
          </table:table-cell>
          <table:table-cell office:value-type="float" office:value="1698.00830788974">
            <text:p>1698.0083078897</text:p>
          </table:table-cell>
          <table:table-cell office:value-type="float" office:value="0.334275204804726">
            <text:p>0.3342752048</text:p>
          </table:table-cell>
          <table:table-cell office:value-type="float" office:value="-666.045370430662">
            <text:p>-666.0453704307</text:p>
          </table:table-cell>
          <table:table-cell office:value-type="float" office:value="-0.20812778621621">
            <text:p>-0.2081277862</text:p>
          </table:table-cell>
          <table:table-cell office:value-type="float" office:value="-4494.89423373045">
            <text:p>-4494.8942337305</text:p>
          </table:table-cell>
          <table:table-cell office:value-type="float" office:value="-190.04879831094">
            <text:p>-190.0487983109</text:p>
          </table:table-cell>
          <table:table-cell office:value-type="float" office:value="-271777.501184279">
            <text:p>-271777.501184279</text:p>
          </table:table-cell>
          <table:table-cell office:value-type="float" office:value="271777501.18428">
            <text:p>271777501.18428</text:p>
          </table:table-cell>
          <table:table-cell office:value-type="float" office:value="1359.5">
            <text:p>1359.5</text:p>
          </table:table-cell>
          <table:table-cell office:value-type="float" office:value="160">
            <text:p>160</text:p>
          </table:table-cell>
          <table:table-cell office:value-type="float" office:value="-361487.996907967">
            <text:p>-361487.99690796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906032.580982</text:p>
          </table:table-cell>
          <table:table-cell office:value-type="float" office:value="-1936.49412947631">
            <text:p>-1936.5</text:p>
          </table:table-cell>
          <table:table-cell office:value-type="float" office:value="-192729.128766768">
            <text:p>-192729.1</text:p>
          </table:table-cell>
          <table:table-cell office:value-type="float" office:value="-1.92729128766768">
            <text:p>-1.9</text:p>
          </table:table-cell>
          <table:table-cell office:value-type="float" office:value="-192729.128766768">
            <text:p>-192729.1</text:p>
          </table:table-cell>
          <table:table-cell office:value-type="float" office:value="-86062.9601853073">
            <text:p>-86063.0</text:p>
          </table:table-cell>
          <table:table-cell office:value-type="float" office:value="661">
            <text:p>661</text:p>
          </table:table-cell>
          <table:table-cell office:value-type="float" office:value="388">
            <text:p>388</text:p>
          </table:table-cell>
          <table:table-cell office:value-type="float" office:value="63.0123927550048">
            <text:p>63.01</text:p>
          </table:table-cell>
          <table:table-cell office:value-type="float" office:value="255.9284615994">
            <text:p>255.9284615994</text:p>
          </table:table-cell>
          <table:table-cell office:value-type="float" office:value="1863.59587513757">
            <text:p>1863.5958751376</text:p>
          </table:table-cell>
          <table:table-cell office:value-type="float" office:value="0.104015433535096">
            <text:p>0.1040154335</text:p>
          </table:table-cell>
          <table:table-cell office:value-type="float" office:value="-932.726396608173">
            <text:p>-932.7263966082</text:p>
          </table:table-cell>
          <table:table-cell office:value-type="float" office:value="-1.43831905741536">
            <text:p>-1.4383190574</text:p>
          </table:table-cell>
          <table:table-cell office:value-type="float" office:value="-4494.89423373045">
            <text:p>-4494.8942337305</text:p>
          </table:table-cell>
          <table:table-cell office:value-type="float" office:value="-183.726528852972">
            <text:p>-183.726528853</text:p>
          </table:table-cell>
          <table:table-cell office:value-type="float" office:value="-209812.082954187">
            <text:p>-209812.082954187</text:p>
          </table:table-cell>
          <table:table-cell office:value-type="float" office:value="209812082.954187">
            <text:p>209812082.954187</text:p>
          </table:table-cell>
          <table:table-cell office:value-type="float" office:value="1049.5">
            <text:p>1049.5</text:p>
          </table:table-cell>
          <table:table-cell office:value-type="float" office:value="153">
            <text:p>153</text:p>
          </table:table-cell>
          <table:table-cell office:value-type="float" office:value="-342580.626775221">
            <text:p>-342580.62677522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924633.1112561</text:p>
          </table:table-cell>
          <table:table-cell office:value-type="float" office:value="-2936.80897410371">
            <text:p>-2936.8</text:p>
          </table:table-cell>
          <table:table-cell office:value-type="float" office:value="-292382.037551029">
            <text:p>-292382.0</text:p>
          </table:table-cell>
          <table:table-cell office:value-type="float" office:value="-2.92382037551029">
            <text:p>-2.9</text:p>
          </table:table-cell>
          <table:table-cell office:value-type="float" office:value="-292382.037551029">
            <text:p>-292382.0</text:p>
          </table:table-cell>
          <table:table-cell office:value-type="float" office:value="-94861.8687551985">
            <text:p>-94861.9</text:p>
          </table:table-cell>
          <table:table-cell office:value-type="float" office:value="770">
            <text:p>770</text:p>
          </table:table-cell>
          <table:table-cell office:value-type="float" office:value="839">
            <text:p>839</text:p>
          </table:table-cell>
          <table:table-cell office:value-type="float" office:value="47.8558110627719">
            <text:p>47.86</text:p>
          </table:table-cell>
          <table:table-cell office:value-type="float" office:value="183.77893656966">
            <text:p>183.7789365697</text:p>
          </table:table-cell>
          <table:table-cell office:value-type="float" office:value="1698.00830788974">
            <text:p>1698.0083078897</text:p>
          </table:table-cell>
          <table:table-cell office:value-type="float" office:value="0.0195060662226751">
            <text:p>0.0195060662</text:p>
          </table:table-cell>
          <table:table-cell office:value-type="float" office:value="-517.153538390545">
            <text:p>-517.1535383905</text:p>
          </table:table-cell>
          <table:table-cell office:value-type="float" office:value="-0.20812778621621">
            <text:p>-0.2081277862</text:p>
          </table:table-cell>
          <table:table-cell office:value-type="float" office:value="-4226.26325136449">
            <text:p>-4226.2632513645</text:p>
          </table:table-cell>
          <table:table-cell office:value-type="float" office:value="-181.716617495978">
            <text:p>-181.716617496</text:p>
          </table:table-cell>
          <table:table-cell office:value-type="float" office:value="-321768.386348798">
            <text:p>-321768.386348798</text:p>
          </table:table-cell>
          <table:table-cell office:value-type="float" office:value="321768386.348798">
            <text:p>321768386.348798</text:p>
          </table:table-cell>
          <table:table-cell office:value-type="float" office:value="1609.5">
            <text:p>1609.5</text:p>
          </table:table-cell>
          <table:table-cell office:value-type="float" office:value="159">
            <text:p>159</text:p>
          </table:table-cell>
          <table:table-cell office:value-type="float" office:value="-358010.148809056">
            <text:p>-358010.1488090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23vs2024_1m_1h_1d_only_price_percent_only_price_percent_day_of_week_none_1m_1m|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1e-05_50000_512_1000000_0.99_RMSprop_CELU_512|256|64|32_Liner-actin-Liner-actin-Liner-actin-Liner-actin-Liner_1_1724949566.3814662</text:p>
          </table:table-cell>
          <table:table-cell office:value-type="float" office:value="-2693.86766281308">
            <text:p>-2693.9</text:p>
          </table:table-cell>
          <table:table-cell office:value-type="float" office:value="-268024.693750162">
            <text:p>-268024.7</text:p>
          </table:table-cell>
          <table:table-cell office:value-type="float" office:value="-2.68024693750162">
            <text:p>-2.7</text:p>
          </table:table-cell>
          <table:table-cell office:value-type="float" office:value="-268024.693750162">
            <text:p>-268024.7</text:p>
          </table:table-cell>
          <table:table-cell office:value-type="float" office:value="-93423.4249915607">
            <text:p>-93423.4</text:p>
          </table:table-cell>
          <table:table-cell office:value-type="float" office:value="711">
            <text:p>711</text:p>
          </table:table-cell>
          <table:table-cell office:value-type="float" office:value="694">
            <text:p>694</text:p>
          </table:table-cell>
          <table:table-cell office:value-type="float" office:value="50.6049822064057">
            <text:p>50.60</text:p>
          </table:table-cell>
          <table:table-cell office:value-type="float" office:value="171.26842649731">
            <text:p>171.2684264973</text:p>
          </table:table-cell>
          <table:table-cell office:value-type="float" office:value="961.187879769961">
            <text:p>961.18787977</text:p>
          </table:table-cell>
          <table:table-cell office:value-type="float" office:value="0.805915037970408">
            <text:p>0.805915038</text:p>
          </table:table-cell>
          <table:table-cell office:value-type="float" office:value="-561.666491339696">
            <text:p>-561.6664913397</text:p>
          </table:table-cell>
          <table:table-cell office:value-type="float" office:value="-0.20812778621621">
            <text:p>-0.2081277862</text:p>
          </table:table-cell>
          <table:table-cell office:value-type="float" office:value="-4494.89423373045">
            <text:p>-4494.8942337305</text:p>
          </table:table-cell>
          <table:table-cell office:value-type="float" office:value="-190.764906583745">
            <text:p>-190.7649065837</text:p>
          </table:table-cell>
          <table:table-cell office:value-type="float" office:value="-280972.347653904">
            <text:p>-280972.347653904</text:p>
          </table:table-cell>
          <table:table-cell office:value-type="float" office:value="280972347.653904">
            <text:p>280972347.653904</text:p>
          </table:table-cell>
          <table:table-cell office:value-type="float" office:value="1405.5">
            <text:p>1405.5</text:p>
          </table:table-cell>
          <table:table-cell office:value-type="float" office:value="149">
            <text:p>149</text:p>
          </table:table-cell>
          <table:table-cell office:value-type="float" office:value="-335989.896142605">
            <text:p>-335989.89614260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5" table:formula="of:=SUM([.D51:.D60])/COUNT([.D51:.D60])" office:value-type="float" office:value="-2612.21667384226">
            <text:p>-2612.2</text:p>
          </table:table-cell>
          <table:table-cell table:style-name="ce5" table:formula="of:=SUM([.E51:.E60])/COUNT([.E51:.E60])" office:value-type="float" office:value="-260012.530116955">
            <text:p>-260012.5</text:p>
          </table:table-cell>
          <table:table-cell table:style-name="ce5" table:formula="of:=SUM([.F51:.F60])/COUNT([.F51:.F60])" office:value-type="float" office:value="-2.60012530116955">
            <text:p>-2.6</text:p>
          </table:table-cell>
          <table:table-cell table:style-name="ce5" table:formula="of:=SUM([.G51:.G60])/COUNT([.G51:.G60])" office:value-type="float" office:value="-260012.530116955">
            <text:p>-260012.5</text:p>
          </table:table-cell>
          <table:table-cell table:style-name="ce5" table:formula="of:=SUM([.H51:.H60])/COUNT([.H51:.H60])" office:value-type="float" office:value="-91928.1071886708">
            <text:p>-91928.1</text:p>
          </table:table-cell>
          <table:table-cell table:style-name="ce6" table:formula="of:=SUM([.I51:.I60])/COUNT([.I51:.I60])" office:value-type="float" office:value="700.5">
            <text:p>701</text:p>
          </table:table-cell>
          <table:table-cell table:style-name="ce6" table:formula="of:=SUM([.J51:.J60])/COUNT([.J51:.J60])" office:value-type="float" office:value="685.5">
            <text:p>686</text:p>
          </table:table-cell>
          <table:table-cell table:style-name="ce9" table:formula="of:=SUM([.K51:.K60])/COUNT([.K51:.K60])" office:value-type="float" office:value="51.8134809964525">
            <text:p>51.81</text:p>
          </table:table-cell>
          <table:table-cell table:style-name="ce12"/>
          <table:table-cell table:style-name="ce2"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14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0-10T14:58:49</dc:date>
    <meta:generator>OpenOffice/4.1.14$Unix OpenOffice.org_project/4114m1$Build-9811</meta:generator>
    <meta:editing-duration>PT3H57M9S</meta:editing-duration>
    <meta:editing-cycles>10</meta:editing-cycles>
    <meta:document-statistic meta:table-count="1" meta:cell-count="2063" meta:object-count="0"/>
  </office:meta>
</office:document-meta>
</file>